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92/settings.xml" manifest:media-type="text/xml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" manifest:media-type=""/>
  <manifest:file-entry manifest:full-path="ObjectReplacements/Object 10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00/settings.xml" manifest:media-type="text/xml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styles.xml" manifest:media-type="text/xml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Thumbnails/thumbnail.png" manifest:media-type="image/png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content.xml" manifest:media-type="text/xml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" manifest:version="1.3" manifest:media-type="application/vnd.oasis.opendocument.formula"/>
  <manifest:file-entry manifest:full-path="Object 85/content.xml" manifest:media-type="text/xml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Pictures/10000001000000D300000093447DCEE0AE248A43.png" manifest:media-type="image/png"/>
  <manifest:file-entry manifest:full-path="Pictures/10000001000002E7000001E1064C9A826DDDB54C.png" manifest:media-type="image/png"/>
  <manifest:file-entry manifest:full-path="Pictures/10000001000003280000046B0F25E34C4F689FF2.png" manifest:media-type="image/png"/>
  <manifest:file-entry manifest:full-path="Pictures/100000010000029A000002E5932DDB8828C1BE78.png" manifest:media-type="image/png"/>
  <manifest:file-entry manifest:full-path="Pictures/10000001000003300000048EE3E78D46B46E8064.png" manifest:media-type="image/png"/>
  <manifest:file-entry manifest:full-path="Pictures/10000001000003280000046BA2C5DA0A117A897F.png" manifest:media-type="image/png"/>
  <manifest:file-entry manifest:full-path="Pictures/10000001000002EF000004669F1A8499186643AA.png" manifest:media-type="image/png"/>
  <manifest:file-entry manifest:full-path="Pictures/10000001000003060000041B94A71C9B93337C64.png" manifest:media-type="image/png"/>
  <manifest:file-entry manifest:full-path="Pictures/10000001000003300000048EA714E75B59DCD5C5.png" manifest:media-type="image/png"/>
  <manifest:file-entry manifest:full-path="Pictures/100000010000033100000470706D84B048A04A90.png" manifest:media-type="image/png"/>
  <manifest:file-entry manifest:full-path="Pictures/100000010000032E000007282BE1AD12DD17F106.png" manifest:media-type="image/png"/>
  <manifest:file-entry manifest:full-path="Pictures/10000001000002FE00000473420A7E4B433C833D.png" manifest:media-type="image/png"/>
  <manifest:file-entry manifest:full-path="Pictures/10000001000003400000048AF2F68E92A00D0075.png" manifest:media-type="image/png"/>
  <manifest:file-entry manifest:full-path="Pictures/100000010000026C000003274645ABCEC7D94FC8.png" manifest:media-type="image/png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84/settings.xml" manifest:media-type="text/xml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" manifest:version="1.3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90/Configurations2/" manifest:media-type="application/vnd.sun.xml.ui.configuration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meta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" manifest:version="1.3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5cm" fo:min-width="5.25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68cm"/>
      <style:paragraph-properties style:writing-mode="lr-tb"/>
    </style:style>
    <style:style style:name="gr10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10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.4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2.88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42cm" fo:min-width="6.478cm"/>
      <style:paragraph-properties style:writing-mode="lr-tb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07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9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1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  <style:paragraph-properties style:writing-mode="lr-tb"/>
    </style:style>
    <style:style style:name="gr22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97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2.856cm" fo:min-width="8.294cm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objectwithoutfill">
      <style:graphic-properties draw:marker-end="Arrowheads_20_1" draw:marker-end-width="0.3cm" draw:fill="none" draw:textarea-vertical-align="middle"/>
    </style:style>
    <style:style style:name="gr28" style:family="graphic" style:parent-style-name="objectwithoutfill">
      <style:graphic-properties draw:marker-end="Arrowheads_20_2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1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705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33" style:family="graphic" style:parent-style-name="objectwithoutfill">
      <style:graphic-properties draw:stroke="dash" draw:stroke-dash="Long_20_Dot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7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21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cm" fo:min-width="0cm"/>
      <style:paragraph-properties style:writing-mode="lr-tb"/>
    </style:style>
    <style:style style:name="gr39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40" style:family="graphic" style:parent-style-name="standard">
      <style:graphic-properties draw:textarea-horizontal-align="justify" draw:textarea-vertical-align="middle" draw:auto-grow-height="false" fo:min-height="0.199cm" fo:min-width="0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style:writing-mode="lr-tb"/>
      <style:text-properties fo:font-weight="bold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 style:writing-mode="lr-tb"/>
      <style:text-properties fo:font-size="18pt" style:font-size-asian="18pt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9" style:family="paragraph">
      <loext:graphic-properties draw:fill="solid" draw:fill-color="#2a6099"/>
      <style:paragraph-properties fo:text-align="center"/>
    </style:style>
    <style:style style:name="P10" style:family="paragraph">
      <loext:graphic-properties draw:fill="none" draw:fill-color="#ffffff"/>
      <style:text-properties fo:font-size="9pt" style:font-size-asian="9pt" style:font-size-complex="9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size="8pt" style:font-size-asian="8pt" style:font-size-complex="8pt"/>
    </style:style>
    <style:style style:name="P13" style:family="paragraph">
      <loext:graphic-properties draw:fill="none" draw:fill-color="#ffffff"/>
      <style:text-properties fo:font-size="10.5pt" style:font-size-asian="10.5pt" style:font-size-complex="10.5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5cm" svg:height="4.75cm" svg:x="8.4cm" svg:y="3.3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8.4cm" svg:y="3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8.4cm" svg:y="9.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8.4cm" svg:y="16.3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cm" svg:y1="15.75cm" svg:x2="20.59cm" svg:y2="15.75cm">
          <text:p/>
        </draw:line>
        <draw:line draw:style-name="gr3" draw:text-style-name="P2" draw:layer="layout" svg:x1="1.35cm" svg:y1="6cm" svg:x2="1.35cm" svg:y2="19cm">
          <text:p/>
        </draw:line>
        <draw:line draw:style-name="gr4" draw:text-style-name="P2" draw:layer="layout" svg:x1="1.35cm" svg:y1="6cm" svg:x2="3.4cm" svg:y2="6cm">
          <text:p/>
        </draw:line>
        <draw:line draw:style-name="gr4" draw:text-style-name="P2" draw:layer="layout" svg:x1="7.05cm" svg:y1="5.3cm" svg:x2="8.45cm" svg:y2="5.3cm">
          <text:p/>
        </draw:line>
        <draw:line draw:style-name="gr4" draw:text-style-name="P2" draw:layer="layout" svg:x1="7.05cm" svg:y1="6.1cm" svg:x2="8.45cm" svg:y2="6.1cm">
          <text:p/>
        </draw:line>
        <draw:line draw:style-name="gr4" draw:text-style-name="P2" draw:layer="layout" svg:x1="7.05cm" svg:y1="6.8cm" svg:x2="8.45cm" svg:y2="6.8cm">
          <text:p/>
        </draw:line>
        <draw:line draw:style-name="gr4" draw:text-style-name="P2" draw:layer="layout" svg:x1="7.05cm" svg:y1="11.1cm" svg:x2="8.45cm" svg:y2="11.1cm">
          <text:p/>
        </draw:line>
        <draw:line draw:style-name="gr4" draw:text-style-name="P2" draw:layer="layout" svg:x1="7.05cm" svg:y1="11.8cm" svg:x2="8.45cm" svg:y2="11.8cm">
          <text:p/>
        </draw:line>
        <draw:line draw:style-name="gr4" draw:text-style-name="P2" draw:layer="layout" svg:x1="7.05cm" svg:y1="12.5cm" svg:x2="8.45cm" svg:y2="12.5cm">
          <text:p/>
        </draw:line>
        <draw:line draw:style-name="gr4" draw:text-style-name="P2" draw:layer="layout" svg:x1="6.95cm" svg:y1="18.3cm" svg:x2="8.35cm" svg:y2="18.3cm">
          <text:p/>
        </draw:line>
        <draw:line draw:style-name="gr4" draw:text-style-name="P2" draw:layer="layout" svg:x1="6.95cm" svg:y1="19cm" svg:x2="8.35cm" svg:y2="19cm">
          <text:p/>
        </draw:line>
        <draw:line draw:style-name="gr4" draw:text-style-name="P2" draw:layer="layout" svg:x1="6.95cm" svg:y1="19.6cm" svg:x2="8.35cm" svg:y2="19.6cm">
          <text:p/>
        </draw:line>
        <draw:line draw:style-name="gr4" draw:text-style-name="P2" draw:layer="layout" svg:x1="14.25cm" svg:y1="5.9cm" svg:x2="15.65cm" svg:y2="5.9cm">
          <text:p/>
        </draw:line>
        <draw:line draw:style-name="gr4" draw:text-style-name="P2" draw:layer="layout" svg:x1="14.25cm" svg:y1="11.9cm" svg:x2="15.65cm" svg:y2="11.9cm">
          <text:p/>
        </draw:line>
        <draw:line draw:style-name="gr4" draw:text-style-name="P2" draw:layer="layout" svg:x1="14.25cm" svg:y1="18.8cm" svg:x2="15.65cm" svg:y2="18.8cm">
          <text:p/>
        </draw:line>
        <draw:frame draw:style-name="gr5" draw:text-style-name="P3" draw:layer="layout" svg:width="3.752cm" svg:height="1.949cm" svg:x="3.45cm" svg:y="5.05cm">
          <draw:text-box>
            <text:list text:style-name="L1">
              <text:list-item>
                <text:p><text:span text:style-name="T1">L</text:span><text:span text:style-name="T1">a</text:span><text:span text:style-name="T1">n</text:span><text:span text:style-name="T1">d</text:span></text:p>
              </text:list-item>
              <text:list-item>
                <text:p><text:span text:style-name="T2">A</text:span><text:span text:style-name="T2">r</text:span><text:span text:style-name="T2">b</text:span><text:span text:style-name="T2">e</text:span><text:span text:style-name="T2">i</text:span><text:span text:style-name="T2">d</text:span><text:span text:style-name="T2">s</text:span><text:span text:style-name="T2">k</text:span><text:span text:style-name="T2">r</text:span><text:span text:style-name="T2">a</text:span><text:span text:style-name="T2">f</text:span><text:span text:style-name="T2">t</text:span></text:p>
              </text:list-item>
              <text:list-item>
                <text:p><text:span text:style-name="T2">K</text:span><text:span text:style-name="T2">a</text:span><text:span text:style-name="T2">p</text:span><text:span text:style-name="T2">i</text:span><text:span text:style-name="T2">t</text:span><text:span text:style-name="T2">a</text:span><text:span text:style-name="T2">l</text:span></text:p>
              </text:list-item>
            </text:list>
          </draw:text-box>
        </draw:frame>
        <draw:frame draw:style-name="gr5" draw:text-style-name="P3" draw:layer="layout" svg:width="3.752cm" svg:height="1.949cm" svg:x="3.451cm" svg:y="10.751cm">
          <draw:text-box>
            <text:list text:style-name="L1">
              <text:list-item>
                <text:p><text:span text:style-name="T1">L</text:span><text:span text:style-name="T1">a</text:span><text:span text:style-name="T1">n</text:span><text:span text:style-name="T1">d</text:span></text:p>
              </text:list-item>
              <text:list-item>
                <text:p><text:span text:style-name="T2">A</text:span><text:span text:style-name="T2">r</text:span><text:span text:style-name="T2">b</text:span><text:span text:style-name="T2">e</text:span><text:span text:style-name="T2">i</text:span><text:span text:style-name="T2">d</text:span><text:span text:style-name="T2">s</text:span><text:span text:style-name="T2">k</text:span><text:span text:style-name="T2">r</text:span><text:span text:style-name="T2">a</text:span><text:span text:style-name="T2">f</text:span><text:span text:style-name="T2">t</text:span></text:p>
              </text:list-item>
              <text:list-item>
                <text:p><text:span text:style-name="T2">K</text:span><text:span text:style-name="T2">a</text:span><text:span text:style-name="T2">p</text:span><text:span text:style-name="T2">i</text:span><text:span text:style-name="T2">t</text:span><text:span text:style-name="T2">a</text:span><text:span text:style-name="T2">l</text:span></text:p>
              </text:list-item>
            </text:list>
          </draw:text-box>
        </draw:frame>
        <draw:frame draw:style-name="gr5" draw:text-style-name="P3" draw:layer="layout" svg:width="3.752cm" svg:height="1.949cm" svg:x="3.452cm" svg:y="17.952cm">
          <draw:text-box>
            <text:list text:style-name="L1">
              <text:list-item>
                <text:p><text:span text:style-name="T1">L</text:span><text:span text:style-name="T1">a</text:span><text:span text:style-name="T1">n</text:span><text:span text:style-name="T1">d</text:span></text:p>
              </text:list-item>
              <text:list-item>
                <text:p><text:span text:style-name="T2">A</text:span><text:span text:style-name="T2">r</text:span><text:span text:style-name="T2">b</text:span><text:span text:style-name="T2">e</text:span><text:span text:style-name="T2">i</text:span><text:span text:style-name="T2">d</text:span><text:span text:style-name="T2">s</text:span><text:span text:style-name="T2">k</text:span><text:span text:style-name="T2">r</text:span><text:span text:style-name="T2">a</text:span><text:span text:style-name="T2">f</text:span><text:span text:style-name="T2">t</text:span></text:p>
              </text:list-item>
              <text:list-item>
                <text:p><text:span text:style-name="T2">K</text:span><text:span text:style-name="T2">a</text:span><text:span text:style-name="T2">p</text:span><text:span text:style-name="T2">i</text:span><text:span text:style-name="T2">t</text:span><text:span text:style-name="T2">a</text:span><text:span text:style-name="T2">l</text:span></text:p>
              </text:list-item>
            </text:list>
          </draw:text-box>
        </draw:frame>
        <draw:line draw:style-name="gr4" draw:text-style-name="P2" draw:layer="layout" svg:x1="1.45cm" svg:y1="11.7cm" svg:x2="3.5cm" svg:y2="11.7cm">
          <text:p/>
        </draw:line>
        <draw:line draw:style-name="gr4" draw:text-style-name="P2" draw:layer="layout" svg:x1="1.35cm" svg:y1="19cm" svg:x2="3.5cm" svg:y2="18.9cm">
          <text:p/>
        </draw:line>
        <draw:frame draw:style-name="gr6" draw:text-style-name="P3" draw:layer="layout" svg:width="2.128cm" svg:height="0.806cm" svg:x="15.8cm" svg:y="18.4cm">
          <draw:text-box>
            <text:p><text:span text:style-name="T2">G</text:span><text:span text:style-name="T2">o</text:span><text:span text:style-name="T2">d</text:span><text:span text:style-name="T2">e </text:span><text:span text:style-name="T2">1</text:span></text:p>
          </draw:text-box>
        </draw:frame>
        <draw:frame draw:style-name="gr7" draw:text-style-name="P3" draw:layer="layout" svg:width="2.987cm" svg:height="0.806cm" svg:x="15.701cm" svg:y="11.5cm">
          <draw:text-box>
            <text:p><text:span text:style-name="T2">A</text:span><text:span text:style-name="T2">lt</text:span><text:span text:style-name="T2">e</text:span><text:span text:style-name="T2">r</text:span><text:span text:style-name="T2">n</text:span><text:span text:style-name="T2">a</text:span><text:span text:style-name="T2">ti</text:span><text:span text:style-name="T2">v </text:span><text:span text:style-name="T2">1</text:span></text:p>
          </draw:text-box>
        </draw:frame>
        <draw:frame draw:style-name="gr7" draw:text-style-name="P3" draw:layer="layout" svg:width="2.987cm" svg:height="0.806cm" svg:x="15.702cm" svg:y="5.5cm">
          <draw:text-box>
            <text:p><text:span text:style-name="T2">A</text:span><text:span text:style-name="T2">lt</text:span><text:span text:style-name="T2">e</text:span><text:span text:style-name="T2">r</text:span><text:span text:style-name="T2">n</text:span><text:span text:style-name="T2">a</text:span><text:span text:style-name="T2">ti</text:span><text:span text:style-name="T2">v </text:span><text:span text:style-name="T2">2</text:span></text:p>
          </draw:text-box>
        </draw:frame>
      </draw:page>
      <draw:page draw:name="page2" draw:style-name="dp1" draw:master-page-name="Default">
        <draw:frame draw:style-name="gr8" draw:text-style-name="P2" draw:layer="layout" svg:width="19.589cm" svg:height="12.68cm" svg:x="0.98cm" svg:y="7.623cm">
          <draw:image xlink:href="Pictures/10000001000002E7000001E1064C9A826DDDB54C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custom-shape draw:style-name="gr1" draw:text-style-name="P1" draw:layer="layout" svg:width="5.75cm" svg:height="4.75cm" svg:x="1.6cm" svg:y="4cm">
          <text:p text:style-name="P1">Konsument-</text:p>
          <text:p text:style-name="P1">teori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5cm" svg:height="4.75cm" svg:x="13.25cm" svg:y="4cm">
          <text:p text:style-name="P1">Produksjons-</text:p>
          <text:p text:style-name="P1">teori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8.668cm" svg:height="0.962cm" svg:x="6.05cm" svg:y="1cm">
          <draw:text-box>
            <text:p><text:span text:style-name="T3">M</text:span><text:span text:style-name="T3">i</text:span><text:span text:style-name="T3">k</text:span><text:span text:style-name="T3">r</text:span><text:span text:style-name="T3">o</text:span><text:span text:style-name="T3">ø</text:span><text:span text:style-name="T3">k</text:span><text:span text:style-name="T3">o</text:span><text:span text:style-name="T3">n</text:span><text:span text:style-name="T3">o</text:span><text:span text:style-name="T3">m</text:span><text:span text:style-name="T3">i </text:span><text:span text:style-name="T3">o</text:span><text:span text:style-name="T3">p</text:span><text:span text:style-name="T3">p</text:span><text:span text:style-name="T3">b</text:span><text:span text:style-name="T3">y</text:span><text:span text:style-name="T3">g</text:span><text:span text:style-name="T3">g</text:span><text:span text:style-name="T3">i</text:span><text:span text:style-name="T3">n</text:span><text:span text:style-name="T3">g</text:span></text:p>
          </draw:text-box>
        </draw:frame>
        <draw:line draw:style-name="gr10" draw:text-style-name="P2" draw:layer="layout" svg:x1="7.25cm" svg:y1="16.35cm" svg:x2="13.2cm" svg:y2="16.45cm">
          <text:p/>
        </draw:line>
        <draw:line draw:style-name="gr10" draw:text-style-name="P2" draw:layer="layout" svg:x1="7.25cm" svg:y1="16.3cm" svg:x2="7.2cm" svg:y2="10.95cm">
          <text:p/>
        </draw:line>
        <draw:line draw:style-name="gr10" draw:text-style-name="P2" draw:layer="layout" svg:x1="7.176cm" svg:y1="23.423cm" svg:x2="13.126cm" svg:y2="23.523cm">
          <text:p/>
        </draw:line>
        <draw:line draw:style-name="gr10" draw:text-style-name="P2" draw:layer="layout" svg:x1="7.176cm" svg:y1="23.373cm" svg:x2="7.126cm" svg:y2="18.023cm">
          <text:p/>
        </draw:line>
        <draw:path draw:style-name="gr3" draw:text-style-name="P2" draw:layer="layout" svg:width="3.502cm" svg:height="3.499cm" svg:x="7.25cm" svg:y="20cm" svg:viewBox="0 0 3503 3500" svg:d="M0 0c3750 0 3500 3500 3500 3500">
          <text:p/>
        </draw:path>
        <draw:frame draw:style-name="gr11" draw:text-style-name="P5" draw:layer="layout" svg:width="3.601cm" svg:height="1.673cm" svg:x="13.65cm" svg:y="5.3cm">
          <draw:text-box>
            <text:p>Produsent-</text:p>
            <text:p>teori</text:p>
          </draw:text-box>
        </draw:frame>
        <draw:frame draw:style-name="gr12" draw:text-style-name="P5" draw:layer="layout" svg:width="3.923cm" svg:height="2.384cm" svg:x="1.6cm" svg:y="11cm">
          <draw:text-box>
            <text:p>Partiell</text:p>
            <text:p>Likevekt</text:p>
            <text:p>(ett marked)</text:p>
          </draw:text-box>
        </draw:frame>
        <draw:frame draw:style-name="gr13" draw:text-style-name="P5" draw:layer="layout" svg:width="3.389cm" svg:height="3.095cm" svg:x="1.4cm" svg:y="18.001cm">
          <draw:text-box>
            <text:p>Generell</text:p>
            <text:p>Likevekt</text:p>
            <text:p>(mange</text:p>
            <text:p>markeder)</text:p>
          </draw:text-box>
        </draw:frame>
        <draw:frame draw:style-name="gr14" draw:text-style-name="P3" draw:layer="layout" svg:width="6.978cm" svg:height="4.292cm" svg:x="13.6cm" svg:y="10.5cm">
          <draw:text-box>
            <text:p><text:span text:style-name="T2">M</text:span><text:span text:style-name="T2">a</text:span><text:span text:style-name="T2">r</text:span><text:span text:style-name="T2">k</text:span><text:span text:style-name="T2">e</text:span><text:span text:style-name="T2">d</text:span><text:span text:style-name="T2">s</text:span><text:span text:style-name="T2">f</text:span><text:span text:style-name="T2">o</text:span><text:span text:style-name="T2">r</text:span><text:span text:style-name="T2">m</text:span><text:span text:style-name="T2">e</text:span><text:span text:style-name="T2">r:</text:span></text:p>
            <text:list text:style-name="L1">
              <text:list-item>
                <text:p><text:span text:style-name="T2">F</text:span><text:span text:style-name="T2">u</text:span><text:span text:style-name="T2">l</text:span><text:span text:style-name="T2">l</text:span><text:span text:style-name="T2">k</text:span><text:span text:style-name="T2">o</text:span><text:span text:style-name="T2">m</text:span><text:span text:style-name="T2">m</text:span><text:span text:style-name="T2">e</text:span><text:span text:style-name="T2">n</text:span><text:span text:style-name="T2"> </text:span><text:span text:style-name="T2">k</text:span><text:span text:style-name="T2">o</text:span><text:span text:style-name="T2">n</text:span><text:span text:style-name="T2">k</text:span><text:span text:style-name="T2">u</text:span><text:span text:style-name="T2">r</text:span><text:span text:style-name="T2">r</text:span><text:span text:style-name="T2">a</text:span><text:span text:style-name="T2">n</text:span><text:span text:style-name="T2">s</text:span><text:span text:style-name="T2">e</text:span></text:p>
              </text:list-item>
              <text:list-item>
                <text:p><text:span text:style-name="T2">M</text:span><text:span text:style-name="T2">o</text:span><text:span text:style-name="T2">n</text:span><text:span text:style-name="T2">o</text:span><text:span text:style-name="T2">p</text:span><text:span text:style-name="T2">o</text:span><text:span text:style-name="T2">l</text:span></text:p>
              </text:list-item>
              <text:list-item>
                <text:p><text:span text:style-name="T2">M</text:span><text:span text:style-name="T2">o</text:span><text:span text:style-name="T2">n</text:span><text:span text:style-name="T2">o</text:span><text:span text:style-name="T2">p</text:span><text:span text:style-name="T2">o</text:span><text:span text:style-name="T2">l</text:span><text:span text:style-name="T2">i</text:span><text:span text:style-name="T2">s</text:span><text:span text:style-name="T2">t</text:span><text:span text:style-name="T2">i</text:span><text:span text:style-name="T2">s</text:span><text:span text:style-name="T2">k</text:span><text:span text:style-name="T2"> </text:span><text:span text:style-name="T2">k</text:span><text:span text:style-name="T2">o</text:span><text:span text:style-name="T2">n</text:span><text:span text:style-name="T2">k</text:span><text:span text:style-name="T2">u</text:span><text:span text:style-name="T2">r</text:span><text:span text:style-name="T2">r</text:span><text:span text:style-name="T2">a</text:span><text:span text:style-name="T2">n</text:span><text:span text:style-name="T2">s</text:span><text:span text:style-name="T2">e</text:span></text:p>
              </text:list-item>
              <text:list-item>
                <text:p><text:span text:style-name="T2">K</text:span><text:span text:style-name="T2">a</text:span><text:span text:style-name="T2">r</text:span><text:span text:style-name="T2">t</text:span><text:span text:style-name="T2">e</text:span><text:span text:style-name="T2">l</text:span><text:span text:style-name="T2">l</text:span><text:span text:style-name="T2">,</text:span><text:span text:style-name="T2"> </text:span><text:span text:style-name="T2">d</text:span><text:span text:style-name="T2">u</text:span><text:span text:style-name="T2">o</text:span><text:span text:style-name="T2">p</text:span><text:span text:style-name="T2">o</text:span><text:span text:style-name="T2">l</text:span><text:span text:style-name="T2">,</text:span><text:span text:style-name="T2"> </text:span><text:span text:style-name="T2">o</text:span><text:span text:style-name="T2">l</text:span><text:span text:style-name="T2">i</text:span><text:span text:style-name="T2">g</text:span><text:span text:style-name="T2">o</text:span><text:span text:style-name="T2">p</text:span><text:span text:style-name="T2">o</text:span><text:span text:style-name="T2">l</text:span></text:p>
              </text:list-item>
              <text:list-item>
                <text:p><text:span text:style-name="T2">P</text:span><text:span text:style-name="T2">r</text:span><text:span text:style-name="T2">i</text:span><text:span text:style-name="T2">s</text:span><text:span text:style-name="T2">d</text:span><text:span text:style-name="T2">i</text:span><text:span text:style-name="T2">s</text:span><text:span text:style-name="T2">k</text:span><text:span text:style-name="T2">r</text:span><text:span text:style-name="T2">i</text:span><text:span text:style-name="T2">m</text:span><text:span text:style-name="T2">i</text:span><text:span text:style-name="T2">n</text:span><text:span text:style-name="T2">e</text:span><text:span text:style-name="T2">r</text:span><text:span text:style-name="T2">i</text:span><text:span text:style-name="T2">n</text:span><text:span text:style-name="T2">g</text:span></text:p>
                <text:p/>
              </text:list-item>
            </text:list>
          </draw:text-box>
        </draw:frame>
        <draw:frame draw:style-name="gr15" draw:text-style-name="P6" draw:layer="layout" svg:width="0.567cm" svg:height="0.53cm" svg:x="13.275cm" svg:y="23.16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5" draw:text-style-name="P7" draw:layer="layout" svg:width="0.563cm" svg:height="0.53cm" svg:x="6.875cm" svg:y="17.4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7" draw:layer="layout" svg:width="0.436cm" svg:height="0.47cm" svg:x="13.475cm" svg:y="16.16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7" draw:layer="layout" svg:width="0.496cm" svg:height="0.47cm" svg:x="6.975cm" svg:y="10.26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8" draw:layer="layout" svg:width="5.578cm" svg:height="0.963cm" svg:x="9.75cm" svg:y="19.5cm">
          <draw:text-box>
            <text:p><text:span text:style-name="T4">Pr</text:span><text:span text:style-name="T4">od</text:span><text:span text:style-name="T4">uk</text:span><text:span text:style-name="T4">sj</text:span><text:span text:style-name="T4">on</text:span><text:span text:style-name="T4">s</text:span><text:span text:style-name="T4">m</text:span><text:span text:style-name="T4">uli</text:span><text:span text:style-name="T4">gh</text:span><text:span text:style-name="T4">et</text:span><text:span text:style-name="T4">sk</text:span><text:span text:style-name="T4">ur</text:span><text:span text:style-name="T4">ve</text:span><text:span text:style-name="T4">n </text:span><text:span text:style-name="T4">(P</text:span><text:span text:style-name="T4">M</text:span><text:span text:style-name="T4">K)</text:span></text:p>
          </draw:text-box>
        </draw:frame>
        <draw:frame draw:style-name="gr17" draw:text-style-name="P5" draw:layer="layout" svg:width="2.297cm" svg:height="0.962cm" svg:x="1.35cm" svg:y="3.05cm">
          <draw:text-box>
            <text:p>Behov</text:p>
          </draw:text-box>
        </draw:frame>
        <draw:frame draw:style-name="gr18" draw:text-style-name="P5" draw:layer="layout" svg:width="3.389cm" svg:height="0.962cm" svg:x="12.95cm" svg:y="3.1cm">
          <draw:text-box>
            <text:p>Ressurser</text:p>
          </draw:text-box>
        </draw:frame>
      </draw:page>
      <draw:page draw:name="page4" draw:style-name="dp1" draw:master-page-name="Default">
        <draw:frame draw:style-name="gr8" draw:text-style-name="P2" draw:layer="layout" svg:width="17.62cm" svg:height="19.605cm" svg:x="1.965cm" svg:y="4.16cm">
          <draw:image xlink:href="Pictures/100000010000029A000002E5932DDB8828C1BE78.png" xlink:type="simple" xlink:show="embed" xlink:actuate="onLoad" draw:mime-type="image/png">
            <text:p/>
          </draw:image>
        </draw:frame>
      </draw:page>
      <draw:page draw:name="page5" draw:style-name="dp1" draw:master-page-name="Default">
        <draw:frame draw:style-name="gr19" draw:text-style-name="P5" draw:layer="layout" svg:width="4.943cm" svg:height="0.962cm" svg:x="8.336cm" svg:y="0.088cm">
          <draw:text-box>
            <text:p>Markedskrysset</text:p>
          </draw:text-box>
        </draw:frame>
        <draw:frame draw:style-name="gr15" draw:text-style-name="P7" draw:layer="layout" svg:width="0.436cm" svg:height="0.47cm" svg:x="21.475cm" svg:y="16.163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10" draw:text-style-name="P2" draw:layer="layout" svg:x1="1.951cm" svg:y1="6.103cm" svg:x2="4.951cm" svg:y2="6.053cm">
          <text:p/>
        </draw:line>
        <draw:line draw:style-name="gr10" draw:text-style-name="P2" draw:layer="layout" svg:x1="1.951cm" svg:y1="6.053cm" svg:x2="1.901cm" svg:y2="3.003cm">
          <text:p/>
        </draw:line>
        <draw:frame draw:style-name="gr15" draw:text-style-name="P7" draw:layer="layout" svg:width="0.496cm" svg:height="0.47cm" svg:x="1.676cm" svg:y="2.31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5" draw:text-style-name="P7" draw:layer="layout" svg:width="0.436cm" svg:height="0.47cm" svg:x="5.075cm" svg:y="5.763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line draw:style-name="gr10" draw:text-style-name="P2" draw:layer="layout" svg:x1="6.152cm" svg:y1="6.104cm" svg:x2="9.152cm" svg:y2="6.054cm">
          <text:p/>
        </draw:line>
        <draw:line draw:style-name="gr10" draw:text-style-name="P2" draw:layer="layout" svg:x1="6.152cm" svg:y1="6.054cm" svg:x2="6.102cm" svg:y2="3.004cm">
          <text:p/>
        </draw:line>
        <draw:frame draw:style-name="gr15" draw:text-style-name="P7" draw:layer="layout" svg:width="0.496cm" svg:height="0.47cm" svg:x="5.877cm" svg:y="2.31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5" draw:text-style-name="P7" draw:layer="layout" svg:width="0.436cm" svg:height="0.47cm" svg:x="9.276cm" svg:y="5.76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10" draw:text-style-name="P2" draw:layer="layout" svg:x1="16.953cm" svg:y1="6.105cm" svg:x2="19.953cm" svg:y2="6.055cm">
          <text:p/>
        </draw:line>
        <draw:line draw:style-name="gr10" draw:text-style-name="P2" draw:layer="layout" svg:x1="16.953cm" svg:y1="6.055cm" svg:x2="16.903cm" svg:y2="3.005cm">
          <text:p/>
        </draw:line>
        <draw:frame draw:style-name="gr15" draw:text-style-name="P7" draw:layer="layout" svg:width="0.496cm" svg:height="0.47cm" svg:x="16.678cm" svg:y="2.31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5" draw:text-style-name="P7" draw:layer="layout" svg:width="0.436cm" svg:height="0.47cm" svg:x="20.077cm" svg:y="5.76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line draw:style-name="gr3" draw:text-style-name="P2" draw:layer="layout" svg:x1="2.2cm" svg:y1="3.25cm" svg:x2="4.45cm" svg:y2="5.75cm">
          <text:p/>
        </draw:line>
        <draw:line draw:style-name="gr3" draw:text-style-name="P2" draw:layer="layout" svg:x1="6.5cm" svg:y1="3.25cm" svg:x2="8.75cm" svg:y2="5.75cm">
          <text:p/>
        </draw:line>
        <draw:line draw:style-name="gr3" draw:text-style-name="P2" draw:layer="layout" svg:x1="18.95cm" svg:y1="3cm" svg:x2="17.15cm" svg:y2="5.75cm">
          <text:p/>
        </draw:line>
        <draw:line draw:style-name="gr10" draw:text-style-name="P2" draw:layer="layout" svg:x1="12.854cm" svg:y1="6.106cm" svg:x2="15.854cm" svg:y2="6.056cm">
          <text:p/>
        </draw:line>
        <draw:line draw:style-name="gr10" draw:text-style-name="P2" draw:layer="layout" svg:x1="12.854cm" svg:y1="6.056cm" svg:x2="12.804cm" svg:y2="3.006cm">
          <text:p/>
        </draw:line>
        <draw:frame draw:style-name="gr15" draw:text-style-name="P7" draw:layer="layout" svg:width="0.496cm" svg:height="0.47cm" svg:x="12.579cm" svg:y="2.31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5" draw:text-style-name="P7" draw:layer="layout" svg:width="0.436cm" svg:height="0.47cm" svg:x="15.978cm" svg:y="5.76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line draw:style-name="gr3" draw:text-style-name="P2" draw:layer="layout" svg:x1="14.851cm" svg:y1="3.001cm" svg:x2="13.051cm" svg:y2="5.751cm">
          <text:p/>
        </draw:line>
        <draw:frame draw:style-name="gr20" draw:text-style-name="P5" draw:layer="layout" svg:width="0.925cm" svg:height="0.962cm" svg:x="4.5cm" svg:y="5cm">
          <draw:text-box>
            <text:p>E</text:p>
          </draw:text-box>
        </draw:frame>
        <draw:frame draw:style-name="gr20" draw:text-style-name="P5" draw:layer="layout" svg:width="0.925cm" svg:height="0.962cm" svg:x="9.25cm" svg:y="5cm">
          <draw:text-box>
            <text:p>E</text:p>
          </draw:text-box>
        </draw:frame>
        <draw:frame draw:style-name="gr21" draw:text-style-name="P5" draw:layer="layout" svg:width="0.891cm" svg:height="0.962cm" svg:x="15cm" svg:y="2.25cm">
          <draw:text-box>
            <text:p>T</text:p>
          </draw:text-box>
        </draw:frame>
        <draw:frame draw:style-name="gr21" draw:text-style-name="P5" draw:layer="layout" svg:width="0.891cm" svg:height="0.962cm" svg:x="19cm" svg:y="2.25cm">
          <draw:text-box>
            <text:p>T</text:p>
          </draw:text-box>
        </draw:frame>
        <draw:line draw:style-name="gr10" draw:text-style-name="P2" draw:layer="layout" svg:x1="9.752cm" svg:y1="11.104cm" svg:x2="12.752cm" svg:y2="11.054cm">
          <text:p/>
        </draw:line>
        <draw:line draw:style-name="gr10" draw:text-style-name="P2" draw:layer="layout" svg:x1="9.752cm" svg:y1="11.054cm" svg:x2="9.702cm" svg:y2="8.004cm">
          <text:p/>
        </draw:line>
        <draw:frame draw:style-name="gr15" draw:text-style-name="P7" draw:layer="layout" svg:width="0.496cm" svg:height="0.47cm" svg:x="9.477cm" svg:y="7.317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5" draw:text-style-name="P7" draw:layer="layout" svg:width="0.436cm" svg:height="0.47cm" svg:x="12.876cm" svg:y="10.76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line draw:style-name="gr3" draw:text-style-name="P2" draw:layer="layout" svg:x1="10.001cm" svg:y1="8.251cm" svg:x2="12.251cm" svg:y2="10.751cm">
          <text:p/>
        </draw:line>
        <draw:frame draw:style-name="gr20" draw:text-style-name="P5" draw:layer="layout" svg:width="0.925cm" svg:height="0.962cm" svg:x="12.301cm" svg:y="10.001cm">
          <draw:text-box>
            <text:p>E</text:p>
          </draw:text-box>
        </draw:frame>
        <draw:line draw:style-name="gr3" draw:text-style-name="P2" draw:layer="layout" svg:x1="11.95cm" svg:y1="8cm" svg:x2="10.15cm" svg:y2="10.75cm">
          <text:p/>
        </draw:line>
        <draw:frame draw:style-name="gr21" draw:text-style-name="P5" draw:layer="layout" svg:width="0.891cm" svg:height="0.962cm" svg:x="12.101cm" svg:y="7.35cm">
          <draw:text-box>
            <text:p>T</text:p>
          </draw:text-box>
        </draw:frame>
        <draw:custom-shape draw:style-name="gr22" draw:text-style-name="P9" draw:layer="layout" svg:width="0.299cm" svg:height="0.248cm" svg:x="10.901cm" svg:y="9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9.753cm" svg:y1="16.105cm" svg:x2="12.753cm" svg:y2="16.055cm">
          <text:p/>
        </draw:line>
        <draw:line draw:style-name="gr10" draw:text-style-name="P2" draw:layer="layout" svg:x1="9.753cm" svg:y1="16.055cm" svg:x2="9.703cm" svg:y2="13.005cm">
          <text:p/>
        </draw:line>
        <draw:frame draw:style-name="gr15" draw:text-style-name="P7" draw:layer="layout" svg:width="0.496cm" svg:height="0.47cm" svg:x="9.478cm" svg:y="12.318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7" draw:layer="layout" svg:width="0.436cm" svg:height="0.47cm" svg:x="12.877cm" svg:y="15.76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line draw:style-name="gr3" draw:text-style-name="P2" draw:layer="layout" svg:x1="10.002cm" svg:y1="13.252cm" svg:x2="12.252cm" svg:y2="15.752cm">
          <text:p/>
        </draw:line>
        <draw:frame draw:style-name="gr20" draw:text-style-name="P5" draw:layer="layout" svg:width="0.925cm" svg:height="0.962cm" svg:x="12.302cm" svg:y="15.002cm">
          <draw:text-box>
            <text:p>E</text:p>
          </draw:text-box>
        </draw:frame>
        <draw:line draw:style-name="gr3" draw:text-style-name="P2" draw:layer="layout" svg:x1="11.951cm" svg:y1="13.001cm" svg:x2="10.151cm" svg:y2="15.751cm">
          <text:p/>
        </draw:line>
        <draw:frame draw:style-name="gr21" draw:text-style-name="P5" draw:layer="layout" svg:width="0.891cm" svg:height="0.962cm" svg:x="12.102cm" svg:y="12.351cm">
          <draw:text-box>
            <text:p>T</text:p>
          </draw:text-box>
        </draw:frame>
        <draw:custom-shape draw:style-name="gr22" draw:text-style-name="P9" draw:layer="layout" svg:width="0.299cm" svg:height="0.248cm" svg:x="10.902cm" svg:y="14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9.753cm" svg:y1="21.105cm" svg:x2="12.753cm" svg:y2="21.055cm">
          <text:p/>
        </draw:line>
        <draw:line draw:style-name="gr10" draw:text-style-name="P2" draw:layer="layout" svg:x1="9.753cm" svg:y1="21.055cm" svg:x2="9.703cm" svg:y2="18.005cm">
          <text:p/>
        </draw:line>
        <draw:frame draw:style-name="gr15" draw:text-style-name="P7" draw:layer="layout" svg:width="0.496cm" svg:height="0.47cm" svg:x="9.478cm" svg:y="17.318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5" draw:text-style-name="P7" draw:layer="layout" svg:width="0.436cm" svg:height="0.47cm" svg:x="12.877cm" svg:y="20.76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line draw:style-name="gr3" draw:text-style-name="P2" draw:layer="layout" svg:x1="10.002cm" svg:y1="18.252cm" svg:x2="12.252cm" svg:y2="20.752cm">
          <text:p/>
        </draw:line>
        <draw:frame draw:style-name="gr20" draw:text-style-name="P5" draw:layer="layout" svg:width="0.925cm" svg:height="0.962cm" svg:x="12.302cm" svg:y="20.002cm">
          <draw:text-box>
            <text:p>E</text:p>
          </draw:text-box>
        </draw:frame>
        <draw:line draw:style-name="gr3" draw:text-style-name="P2" draw:layer="layout" svg:x1="11cm" svg:y1="17.75cm" svg:x2="11cm" svg:y2="21cm">
          <text:p/>
        </draw:line>
        <draw:frame draw:style-name="gr21" draw:text-style-name="P5" draw:layer="layout" svg:width="0.891cm" svg:height="0.962cm" svg:x="11.202cm" svg:y="17.351cm">
          <draw:text-box>
            <text:p>T</text:p>
          </draw:text-box>
        </draw:frame>
        <draw:custom-shape draw:style-name="gr22" draw:text-style-name="P9" draw:layer="layout" svg:width="0.299cm" svg:height="0.248cm" svg:x="10.902cm" svg:y="19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2.753cm" svg:y1="26.105cm" svg:x2="5.753cm" svg:y2="26.055cm">
          <text:p/>
        </draw:line>
        <draw:line draw:style-name="gr10" draw:text-style-name="P2" draw:layer="layout" svg:x1="2.753cm" svg:y1="26.055cm" svg:x2="2.703cm" svg:y2="23.005cm">
          <text:p/>
        </draw:line>
        <draw:frame draw:style-name="gr15" draw:text-style-name="P7" draw:layer="layout" svg:width="0.496cm" svg:height="0.47cm" svg:x="2.478cm" svg:y="22.31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5" draw:text-style-name="P7" draw:layer="layout" svg:width="0.436cm" svg:height="0.47cm" svg:x="5.877cm" svg:y="25.765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line draw:style-name="gr3" draw:text-style-name="P2" draw:layer="layout" svg:x1="3.002cm" svg:y1="23.252cm" svg:x2="5.252cm" svg:y2="25.752cm">
          <text:p/>
        </draw:line>
        <draw:frame draw:style-name="gr20" draw:text-style-name="P5" draw:layer="layout" svg:width="0.925cm" svg:height="0.962cm" svg:x="5.302cm" svg:y="25.002cm">
          <draw:text-box>
            <text:p>E</text:p>
          </draw:text-box>
        </draw:frame>
        <draw:line draw:style-name="gr3" draw:text-style-name="P2" draw:layer="layout" svg:x1="4.951cm" svg:y1="23.001cm" svg:x2="3.151cm" svg:y2="25.751cm">
          <text:p/>
        </draw:line>
        <draw:frame draw:style-name="gr21" draw:text-style-name="P5" draw:layer="layout" svg:width="0.891cm" svg:height="0.962cm" svg:x="5.102cm" svg:y="22.351cm">
          <draw:text-box>
            <text:p>T</text:p>
          </draw:text-box>
        </draw:frame>
        <draw:custom-shape draw:style-name="gr22" draw:text-style-name="P9" draw:layer="layout" svg:width="0.299cm" svg:height="0.248cm" svg:x="3.902cm" svg:y="24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9.754cm" svg:y1="26.106cm" svg:x2="12.754cm" svg:y2="26.056cm">
          <text:p/>
        </draw:line>
        <draw:line draw:style-name="gr10" draw:text-style-name="P2" draw:layer="layout" svg:x1="9.754cm" svg:y1="26.056cm" svg:x2="9.704cm" svg:y2="23.006cm">
          <text:p/>
        </draw:line>
        <draw:frame draw:style-name="gr15" draw:text-style-name="P7" draw:layer="layout" svg:width="0.496cm" svg:height="0.47cm" svg:x="9.479cm" svg:y="22.319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5" draw:text-style-name="P7" draw:layer="layout" svg:width="0.436cm" svg:height="0.47cm" svg:x="12.878cm" svg:y="25.76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line draw:style-name="gr3" draw:text-style-name="P2" draw:layer="layout" svg:x1="10.003cm" svg:y1="23.253cm" svg:x2="12.253cm" svg:y2="25.753cm">
          <text:p/>
        </draw:line>
        <draw:frame draw:style-name="gr20" draw:text-style-name="P5" draw:layer="layout" svg:width="0.925cm" svg:height="0.962cm" svg:x="12.303cm" svg:y="25.003cm">
          <draw:text-box>
            <text:p>E</text:p>
          </draw:text-box>
        </draw:frame>
        <draw:line draw:style-name="gr3" draw:text-style-name="P2" draw:layer="layout" svg:x1="11.952cm" svg:y1="23.002cm" svg:x2="10.152cm" svg:y2="25.752cm">
          <text:p/>
        </draw:line>
        <draw:frame draw:style-name="gr21" draw:text-style-name="P5" draw:layer="layout" svg:width="0.891cm" svg:height="0.962cm" svg:x="12.103cm" svg:y="22.352cm">
          <draw:text-box>
            <text:p>T</text:p>
          </draw:text-box>
        </draw:frame>
        <draw:custom-shape draw:style-name="gr22" draw:text-style-name="P9" draw:layer="layout" svg:width="0.299cm" svg:height="0.248cm" svg:x="10.903cm" svg:y="24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2" draw:layer="layout" svg:x1="14.955cm" svg:y1="26.107cm" svg:x2="17.955cm" svg:y2="26.057cm">
          <text:p/>
        </draw:line>
        <draw:line draw:style-name="gr10" draw:text-style-name="P2" draw:layer="layout" svg:x1="14.955cm" svg:y1="26.057cm" svg:x2="14.905cm" svg:y2="23.007cm">
          <text:p/>
        </draw:line>
        <draw:frame draw:style-name="gr15" draw:text-style-name="P7" draw:layer="layout" svg:width="0.496cm" svg:height="0.47cm" svg:x="14.68cm" svg:y="22.3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5" draw:text-style-name="P7" draw:layer="layout" svg:width="0.436cm" svg:height="0.47cm" svg:x="18.079cm" svg:y="25.767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line draw:style-name="gr3" draw:text-style-name="P2" draw:layer="layout" svg:x1="15.204cm" svg:y1="23.254cm" svg:x2="17.454cm" svg:y2="25.754cm">
          <text:p/>
        </draw:line>
        <draw:frame draw:style-name="gr20" draw:text-style-name="P5" draw:layer="layout" svg:width="0.925cm" svg:height="0.962cm" svg:x="17.504cm" svg:y="25.004cm">
          <draw:text-box>
            <text:p>E</text:p>
          </draw:text-box>
        </draw:frame>
        <draw:line draw:style-name="gr3" draw:text-style-name="P2" draw:layer="layout" svg:x1="17.153cm" svg:y1="23.003cm" svg:x2="15.353cm" svg:y2="25.753cm">
          <text:p/>
        </draw:line>
        <draw:frame draw:style-name="gr21" draw:text-style-name="P5" draw:layer="layout" svg:width="0.891cm" svg:height="0.962cm" svg:x="17.304cm" svg:y="22.353cm">
          <draw:text-box>
            <text:p>T</text:p>
          </draw:text-box>
        </draw:frame>
        <draw:custom-shape draw:style-name="gr22" draw:text-style-name="P9" draw:layer="layout" svg:width="0.299cm" svg:height="0.248cm" svg:x="16.104cm" svg:y="24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9cm" svg:y1="4.75cm" svg:x2="3.65cm" svg:y2="4.75cm">
          <text:p/>
        </draw:line>
        <draw:line draw:style-name="gr2" draw:text-style-name="P2" draw:layer="layout" svg:x1="3.5cm" svg:y1="6cm" svg:x2="3.5cm" svg:y2="4.7cm">
          <text:p/>
        </draw:line>
        <draw:line draw:style-name="gr2" draw:text-style-name="P2" draw:layer="layout" svg:x1="6.2cm" svg:y1="4.75cm" svg:x2="7.95cm" svg:y2="4.75cm">
          <text:p/>
        </draw:line>
        <draw:line draw:style-name="gr2" draw:text-style-name="P2" draw:layer="layout" svg:x1="7.8cm" svg:y1="6cm" svg:x2="7.8cm" svg:y2="4.7cm">
          <text:p/>
        </draw:line>
        <draw:line draw:style-name="gr2" draw:text-style-name="P2" draw:layer="layout" svg:x1="12.8cm" svg:y1="4.75cm" svg:x2="13.75cm" svg:y2="4.75cm">
          <text:p/>
        </draw:line>
        <draw:line draw:style-name="gr2" draw:text-style-name="P2" draw:layer="layout" svg:x1="13.8cm" svg:y1="6cm" svg:x2="13.8cm" svg:y2="4.7cm">
          <text:p/>
        </draw:line>
        <draw:line draw:style-name="gr2" draw:text-style-name="P2" draw:layer="layout" svg:x1="17cm" svg:y1="3.75cm" svg:x2="18.5cm" svg:y2="3.75cm">
          <text:p/>
        </draw:line>
        <draw:line draw:style-name="gr2" draw:text-style-name="P2" draw:layer="layout" svg:x1="18.5cm" svg:y1="6cm" svg:x2="18.5cm" svg:y2="3.75cm">
          <text:p/>
        </draw:line>
        <draw:line draw:style-name="gr2" draw:text-style-name="P2" draw:layer="layout" svg:x1="11cm" svg:y1="11cm" svg:x2="11cm" svg:y2="9.4cm">
          <text:p/>
        </draw:line>
        <draw:line draw:style-name="gr2" draw:text-style-name="P2" draw:layer="layout" svg:x1="9.6cm" svg:y1="9.45cm" svg:x2="11.1cm" svg:y2="9.45cm">
          <text:p/>
        </draw:line>
        <draw:line draw:style-name="gr2" draw:text-style-name="P2" draw:layer="layout" svg:x1="9.75cm" svg:y1="14.5cm" svg:x2="11.1cm" svg:y2="14.45cm">
          <text:p/>
        </draw:line>
        <draw:line draw:style-name="gr2" draw:text-style-name="P2" draw:layer="layout" svg:x1="11cm" svg:y1="16cm" svg:x2="11cm" svg:y2="14.4cm">
          <text:p/>
        </draw:line>
        <draw:line draw:style-name="gr2" draw:text-style-name="P2" draw:layer="layout" svg:x1="9.6cm" svg:y1="19.45cm" svg:x2="11.1cm" svg:y2="19.45cm">
          <text:p/>
        </draw:line>
        <draw:line draw:style-name="gr2" draw:text-style-name="P2" draw:layer="layout" svg:x1="11cm" svg:y1="21cm" svg:x2="11cm" svg:y2="19.4cm">
          <text:p/>
        </draw:line>
        <draw:line draw:style-name="gr2" draw:text-style-name="P2" draw:layer="layout" svg:x1="2.6cm" svg:y1="24.45cm" svg:x2="4.1cm" svg:y2="24.45cm">
          <text:p/>
        </draw:line>
        <draw:line draw:style-name="gr2" draw:text-style-name="P2" draw:layer="layout" svg:x1="4.1cm" svg:y1="26cm" svg:x2="4.1cm" svg:y2="24.4cm">
          <text:p/>
        </draw:line>
        <draw:line draw:style-name="gr2" draw:text-style-name="P2" draw:layer="layout" svg:x1="11cm" svg:y1="26cm" svg:x2="11cm" svg:y2="24.4cm">
          <text:p/>
        </draw:line>
        <draw:line draw:style-name="gr2" draw:text-style-name="P2" draw:layer="layout" svg:x1="9.6cm" svg:y1="24.45cm" svg:x2="11.1cm" svg:y2="24.45cm">
          <text:p/>
        </draw:line>
        <draw:line draw:style-name="gr2" draw:text-style-name="P2" draw:layer="layout" svg:x1="14.8cm" svg:y1="24.45cm" svg:x2="16.3cm" svg:y2="24.45cm">
          <text:p/>
        </draw:line>
        <draw:line draw:style-name="gr2" draw:text-style-name="P2" draw:layer="layout" svg:x1="16.3cm" svg:y1="26cm" svg:x2="16.3cm" svg:y2="24.4cm">
          <text:p/>
        </draw:line>
        <draw:frame draw:style-name="gr23" draw:text-style-name="P10" draw:layer="layout" svg:width="2.471cm" svg:height="0.607cm" svg:x="1.6cm" svg:y="1.65cm">
          <draw:text-box>
            <text:p><text:span text:style-name="T4">K</text:span><text:span text:style-name="T4">on</text:span><text:span text:style-name="T4">su</text:span><text:span text:style-name="T4">m</text:span><text:span text:style-name="T4">en</text:span><text:span text:style-name="T4">t_</text:span><text:span text:style-name="T4">1</text:span></text:p>
          </draw:text-box>
        </draw:frame>
        <draw:frame draw:style-name="gr23" draw:text-style-name="P10" draw:layer="layout" svg:width="2.471cm" svg:height="0.607cm" svg:x="5.901cm" svg:y="1.651cm">
          <draw:text-box>
            <text:p><text:span text:style-name="T4">K</text:span><text:span text:style-name="T4">on</text:span><text:span text:style-name="T4">su</text:span><text:span text:style-name="T4">m</text:span><text:span text:style-name="T4">en</text:span><text:span text:style-name="T4">t_</text:span><text:span text:style-name="T4">n</text:span></text:p>
          </draw:text-box>
        </draw:frame>
        <draw:frame draw:style-name="gr23" draw:text-style-name="P10" draw:layer="layout" svg:width="2.471cm" svg:height="0.607cm" svg:x="12.601cm" svg:y="1.651cm">
          <draw:text-box>
            <text:p><text:span text:style-name="T4">K</text:span><text:span text:style-name="T4">on</text:span><text:span text:style-name="T4">su</text:span><text:span text:style-name="T4">m</text:span><text:span text:style-name="T4">en</text:span><text:span text:style-name="T4">t_</text:span><text:span text:style-name="T4">1</text:span></text:p>
          </draw:text-box>
        </draw:frame>
        <draw:frame draw:style-name="gr23" draw:text-style-name="P10" draw:layer="layout" svg:width="2.471cm" svg:height="0.607cm" svg:x="16.602cm" svg:y="1.652cm">
          <draw:text-box>
            <text:p><text:span text:style-name="T4">K</text:span><text:span text:style-name="T4">on</text:span><text:span text:style-name="T4">su</text:span><text:span text:style-name="T4">m</text:span><text:span text:style-name="T4">en</text:span><text:span text:style-name="T4">t_</text:span><text:span text:style-name="T4">1</text:span></text:p>
          </draw:text-box>
        </draw:frame>
        <draw:frame draw:style-name="gr23" draw:text-style-name="P11" draw:layer="layout" svg:width="1.471cm" svg:height="0.683cm" svg:x="2.45cm" svg:y="21.45cm">
          <draw:text-box>
            <text:p><text:span text:style-name="T5">A</text:span><text:span text:style-name="T5">v</text:span><text:span text:style-name="T5">gi</text:span><text:span text:style-name="T5">ft</text:span></text:p>
          </draw:text-box>
        </draw:frame>
        <draw:frame draw:style-name="gr23" draw:text-style-name="P11" draw:layer="layout" svg:width="2.771cm" svg:height="0.683cm" svg:x="9.451cm" svg:y="21.451cm">
          <draw:text-box>
            <text:p><text:span text:style-name="T5">M</text:span><text:span text:style-name="T5">a</text:span><text:span text:style-name="T5">k</text:span><text:span text:style-name="T5">si</text:span><text:span text:style-name="T5">m</text:span><text:span text:style-name="T5">al</text:span><text:span text:style-name="T5">pr</text:span><text:span text:style-name="T5">is</text:span></text:p>
          </draw:text-box>
        </draw:frame>
        <draw:frame draw:style-name="gr23" draw:text-style-name="P11" draw:layer="layout" svg:width="2.276cm" svg:height="0.683cm" svg:x="14.552cm" svg:y="21.452cm">
          <draw:text-box>
            <text:p><text:span text:style-name="T5">M</text:span><text:span text:style-name="T5">in</text:span><text:span text:style-name="T5">st</text:span><text:span text:style-name="T5">e</text:span><text:span text:style-name="T5">pr</text:span><text:span text:style-name="T5">is</text:span></text:p>
          </draw:text-box>
        </draw:frame>
        <draw:frame draw:style-name="gr23" draw:text-style-name="P12" draw:layer="layout" svg:width="3.685cm" svg:height="0.569cm" svg:x="9.3cm" svg:y="6.7cm">
          <draw:text-box>
            <text:p><text:span text:style-name="T6">Fu</text:span><text:span text:style-name="T6">llk</text:span><text:span text:style-name="T6">o</text:span><text:span text:style-name="T6">m</text:span><text:span text:style-name="T6">m</text:span><text:span text:style-name="T6">en </text:span><text:span text:style-name="T6">ko</text:span><text:span text:style-name="T6">nk</text:span><text:span text:style-name="T6">urr</text:span><text:span text:style-name="T6">an</text:span><text:span text:style-name="T6">se</text:span></text:p>
          </draw:text-box>
        </draw:frame>
        <draw:frame draw:style-name="gr23" draw:text-style-name="P13" draw:layer="layout" svg:width="2.483cm" svg:height="0.662cm" svg:x="9.25cm" svg:y="11.6cm">
          <draw:text-box>
            <text:p><text:span text:style-name="T7">S</text:span><text:span text:style-name="T7">kif</text:span><text:span text:style-name="T7">ta</text:span><text:span text:style-name="T7">n</text:span><text:span text:style-name="T7">al</text:span><text:span text:style-name="T7">ys</text:span><text:span text:style-name="T7">e</text:span></text:p>
          </draw:text-box>
        </draw:frame>
        <draw:frame draw:style-name="gr23" draw:text-style-name="P13" draw:layer="layout" svg:width="2.483cm" svg:height="0.662cm" svg:x="9.251cm" svg:y="16.6cm">
          <draw:text-box>
            <text:p><text:span text:style-name="T7">S</text:span><text:span text:style-name="T7">kif</text:span><text:span text:style-name="T7">ta</text:span><text:span text:style-name="T7">n</text:span><text:span text:style-name="T7">al</text:span><text:span text:style-name="T7">ys</text:span><text:span text:style-name="T7">e</text:span></text:p>
          </draw:text-box>
        </draw:frame>
        <draw:line draw:style-name="gr3" draw:text-style-name="P2" draw:layer="layout" svg:x1="12.451cm" svg:y1="13.301cm" svg:x2="10.651cm" svg:y2="16.051cm">
          <text:p/>
        </draw:line>
        <draw:line draw:style-name="gr3" draw:text-style-name="P2" draw:layer="layout" svg:x1="10.402cm" svg:y1="17.952cm" svg:x2="12.652cm" svg:y2="20.452cm">
          <text:p/>
        </draw:line>
        <draw:line draw:style-name="gr2" draw:text-style-name="P2" draw:layer="layout" svg:x1="11cm" svg:y1="20.8cm" svg:x2="11cm" svg:y2="19.2cm">
          <text:p/>
        </draw:line>
        <draw:custom-shape draw:style-name="gr22" draw:text-style-name="P9" draw:layer="layout" svg:width="0.25cm" svg:height="0.25cm" svg:x="0.35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draw:layer="layout" svg:width="0.25cm" svg:height="0.25cm" svg:x="10.851cm" svg:y="15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0.5cm" svg:y1="10cm" svg:x2="0.5cm" svg:y2="8.7cm">
          <text:p/>
        </draw:line>
        <draw:line draw:style-name="gr3" draw:text-style-name="P2" draw:layer="layout" svg:x1="0.55cm" svg:y1="10.7cm" svg:x2="0.6cm" svg:y2="13.95cm">
          <text:p/>
        </draw:line>
        <draw:frame draw:style-name="gr15" draw:text-style-name="P7" draw:layer="layout" svg:width="0.67cm" svg:height="0.53cm" svg:x="0.274cm" svg:y="14.263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5" draw:text-style-name="P7" draw:layer="layout" svg:width="0.661cm" svg:height="0.53cm" svg:x="0.274cm" svg:y="15.463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5" draw:text-style-name="P7" draw:layer="layout" svg:width="0.602cm" svg:height="0.53cm" svg:x="0.274cm" svg:y="16.263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5" draw:text-style-name="P7" draw:layer="layout" svg:width="0.593cm" svg:height="0.53cm" svg:x="0.274cm" svg:y="17.263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5" draw:text-style-name="P7" draw:layer="layout" svg:width="0.67cm" svg:height="0.53cm" svg:x="10.774cm" svg:y="11.163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15" draw:text-style-name="P7" draw:layer="layout" svg:width="0.602cm" svg:height="0.53cm" svg:x="8.874cm" svg:y="9.163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5" draw:text-style-name="P7" draw:layer="layout" svg:width="0.602cm" svg:height="0.53cm" svg:x="8.674cm" svg:y="14.163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5" draw:text-style-name="P7" draw:layer="layout" svg:width="0.67cm" svg:height="0.53cm" svg:x="10.674cm" svg:y="16.16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5" draw:text-style-name="P7" draw:layer="layout" svg:width="0.593cm" svg:height="0.53cm" svg:x="8.675cm" svg:y="15.363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line draw:style-name="gr2" draw:text-style-name="P2" draw:layer="layout" svg:x1="1cm" svg:y1="7.55cm" svg:x2="0cm" svg:y2="7.5cm">
          <text:p/>
        </draw:line>
        <draw:line draw:style-name="gr2" draw:text-style-name="P2" draw:layer="layout" svg:x1="10.9cm" svg:y1="15.45cm" svg:x2="9.75cm" svg:y2="15.5cm">
          <text:p/>
        </draw:line>
        <draw:frame draw:style-name="gr15" draw:text-style-name="P7" draw:layer="layout" svg:width="0.602cm" svg:height="0.53cm" svg:x="8.674cm" svg:y="19.163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line draw:style-name="gr2" draw:text-style-name="P2" draw:layer="layout" svg:x1="9.6cm" svg:y1="18.65cm" svg:x2="11.1cm" svg:y2="18.65cm">
          <text:p/>
        </draw:line>
        <draw:frame draw:style-name="gr15" draw:text-style-name="P7" draw:layer="layout" svg:width="0.593cm" svg:height="0.53cm" svg:x="8.676cm" svg:y="18.263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5" draw:text-style-name="P7" draw:layer="layout" svg:width="0.67cm" svg:height="0.53cm" svg:x="10.674cm" svg:y="21.163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5" draw:text-style-name="P7" draw:layer="layout" svg:width="0.67cm" svg:height="0.53cm" svg:x="3.774cm" svg:y="26.363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5" draw:text-style-name="P7" draw:layer="layout" svg:width="0.67cm" svg:height="0.53cm" svg:x="10.674cm" svg:y="26.263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5" draw:text-style-name="P7" draw:layer="layout" svg:width="0.67cm" svg:height="0.53cm" svg:x="16.074cm" svg:y="26.363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15" draw:text-style-name="P7" draw:layer="layout" svg:width="0.602cm" svg:height="0.53cm" svg:x="8.774cm" svg:y="24.06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5" draw:text-style-name="P7" draw:layer="layout" svg:width="0.602cm" svg:height="0.53cm" svg:x="13.974cm" svg:y="24.063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15" draw:text-style-name="P7" draw:layer="layout" svg:width="0.602cm" svg:height="0.53cm" svg:x="1.674cm" svg:y="24.063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4" draw:text-style-name="P5" draw:layer="layout" svg:width="1.197cm" svg:height="0.962cm" svg:x="11.203cm" svg:y="12.251cm">
          <draw:text-box>
            <text:p>T’</text:p>
          </draw:text-box>
        </draw:frame>
        <draw:frame draw:style-name="gr20" draw:text-style-name="P5" draw:layer="layout" svg:width="1.065cm" svg:height="0.962cm" svg:x="11.103cm" svg:y="20.102cm">
          <draw:text-box>
            <text:p>E’</text:p>
          </draw:text-box>
        </draw:frame>
      </draw:page>
      <draw:page draw:name="page6" draw:style-name="dp1" draw:master-page-name="Default">
        <draw:frame draw:style-name="gr8" draw:text-style-name="P2" draw:layer="layout" svg:width="17.299cm" svg:height="25.939cm" svg:x="2.125cm" svg:y="0.993cm">
          <draw:image xlink:href="Pictures/10000001000002EF000004669F1A8499186643AA.png" xlink:type="simple" xlink:show="embed" xlink:actuate="onLoad" draw:mime-type="image/png">
            <text:p/>
          </draw:image>
        </draw:frame>
      </draw:page>
      <draw:page draw:name="page7" draw:style-name="dp1" draw:master-page-name="Default">
        <draw:line draw:style-name="gr3" draw:text-style-name="P2" draw:layer="layout" svg:x1="0.25cm" svg:y1="5.5cm" svg:x2="0.25cm" svg:y2="10cm">
          <text:p/>
        </draw:line>
        <draw:line draw:style-name="gr10" draw:text-style-name="P2" draw:layer="layout" svg:x1="2.804cm" svg:y1="9.404cm" svg:x2="5.804cm" svg:y2="9.354cm">
          <text:p/>
        </draw:line>
        <draw:line draw:style-name="gr10" draw:text-style-name="P2" draw:layer="layout" svg:x1="2.804cm" svg:y1="9.354cm" svg:x2="2.754cm" svg:y2="6.304cm">
          <text:p/>
        </draw:line>
        <draw:frame draw:style-name="gr15" draw:text-style-name="P7" draw:layer="layout" svg:width="0.551cm" svg:height="0.47cm" svg:x="1.075cm" svg:y="5.263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5" draw:text-style-name="P7" draw:layer="layout" svg:width="0.551cm" svg:height="0.47cm" svg:x="1.075cm" svg:y="4.663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5" draw:text-style-name="P7" draw:layer="layout" svg:width="0.551cm" svg:height="0.47cm" svg:x="6.076cm" svg:y="9.063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frame draw:style-name="gr15" draw:text-style-name="P7" draw:layer="layout" svg:width="0.551cm" svg:height="0.47cm" svg:x="2.476cm" svg:y="5.663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line draw:style-name="gr10" draw:text-style-name="P2" draw:layer="layout" svg:x1="9.105cm" svg:y1="11.704cm" svg:x2="12.105cm" svg:y2="11.654cm">
          <text:p/>
        </draw:line>
        <draw:line draw:style-name="gr10" draw:text-style-name="P2" draw:layer="layout" svg:x1="9.105cm" svg:y1="11.654cm" svg:x2="9.055cm" svg:y2="8.604cm">
          <text:p/>
        </draw:line>
        <draw:frame draw:style-name="gr15" draw:text-style-name="P7" draw:layer="layout" svg:width="0.551cm" svg:height="0.47cm" svg:x="12.377cm" svg:y="11.363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15" draw:text-style-name="P7" draw:layer="layout" svg:width="0.551cm" svg:height="0.47cm" svg:x="8.777cm" svg:y="7.963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line draw:style-name="gr10" draw:text-style-name="P2" draw:layer="layout" svg:x1="15.805cm" svg:y1="9.404cm" svg:x2="18.805cm" svg:y2="9.354cm">
          <text:p/>
        </draw:line>
        <draw:line draw:style-name="gr10" draw:text-style-name="P2" draw:layer="layout" svg:x1="15.805cm" svg:y1="9.354cm" svg:x2="15.755cm" svg:y2="6.304cm">
          <text:p/>
        </draw:line>
        <draw:frame draw:style-name="gr15" draw:text-style-name="P7" draw:layer="layout" svg:width="0.551cm" svg:height="0.47cm" svg:x="19.077cm" svg:y="9.063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5" draw:text-style-name="P7" draw:layer="layout" svg:width="0.551cm" svg:height="0.47cm" svg:x="15.477cm" svg:y="5.663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line draw:style-name="gr10" draw:text-style-name="P2" draw:layer="layout" svg:x1="2.805cm" svg:y1="20.204cm" svg:x2="5.805cm" svg:y2="20.154cm">
          <text:p/>
        </draw:line>
        <draw:line draw:style-name="gr10" draw:text-style-name="P2" draw:layer="layout" svg:x1="2.805cm" svg:y1="20.154cm" svg:x2="2.755cm" svg:y2="17.104cm">
          <text:p/>
        </draw:line>
        <draw:frame draw:style-name="gr15" draw:text-style-name="P7" draw:layer="layout" svg:width="0.551cm" svg:height="0.47cm" svg:x="6.077cm" svg:y="19.863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5" draw:text-style-name="P7" draw:layer="layout" svg:width="0.551cm" svg:height="0.47cm" svg:x="2.477cm" svg:y="16.463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line draw:style-name="gr10" draw:text-style-name="P2" draw:layer="layout" svg:x1="2.806cm" svg:y1="25.204cm" svg:x2="5.806cm" svg:y2="25.154cm">
          <text:p/>
        </draw:line>
        <draw:line draw:style-name="gr10" draw:text-style-name="P2" draw:layer="layout" svg:x1="2.806cm" svg:y1="25.154cm" svg:x2="2.756cm" svg:y2="22.104cm">
          <text:p/>
        </draw:line>
        <draw:frame draw:style-name="gr15" draw:text-style-name="P7" draw:layer="layout" svg:width="0.551cm" svg:height="0.47cm" svg:x="6.078cm" svg:y="24.863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5" draw:text-style-name="P7" draw:layer="layout" svg:width="0.551cm" svg:height="0.47cm" svg:x="2.478cm" svg:y="21.463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line draw:style-name="gr10" draw:text-style-name="P2" draw:layer="layout" svg:x1="2.806cm" svg:y1="16.304cm" svg:x2="5.806cm" svg:y2="16.254cm">
          <text:p/>
        </draw:line>
        <draw:line draw:style-name="gr10" draw:text-style-name="P2" draw:layer="layout" svg:x1="2.806cm" svg:y1="16.254cm" svg:x2="2.756cm" svg:y2="13.204cm">
          <text:p/>
        </draw:line>
        <draw:frame draw:style-name="gr15" draw:text-style-name="P7" draw:layer="layout" svg:width="0.551cm" svg:height="0.47cm" svg:x="6.078cm" svg:y="15.963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15" draw:text-style-name="P7" draw:layer="layout" svg:width="0.551cm" svg:height="0.47cm" svg:x="2.478cm" svg:y="11.363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frame draw:style-name="gr15" draw:text-style-name="P7" draw:layer="layout" svg:width="0.551cm" svg:height="0.47cm" svg:x="2.479cm" svg:y="17.563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line draw:style-name="gr10" draw:text-style-name="P2" draw:layer="layout" svg:x1="14.805cm" svg:y1="20.204cm" svg:x2="17.805cm" svg:y2="20.154cm">
          <text:p/>
        </draw:line>
        <draw:line draw:style-name="gr10" draw:text-style-name="P2" draw:layer="layout" svg:x1="14.805cm" svg:y1="20.154cm" svg:x2="14.755cm" svg:y2="17.104cm">
          <text:p/>
        </draw:line>
        <draw:frame draw:style-name="gr15" draw:text-style-name="P7" draw:layer="layout" svg:width="0.551cm" svg:height="0.47cm" svg:x="18.077cm" svg:y="19.863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5" draw:text-style-name="P7" draw:layer="layout" svg:width="0.551cm" svg:height="0.47cm" svg:x="14.477cm" svg:y="16.463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line draw:style-name="gr10" draw:text-style-name="P2" draw:layer="layout" svg:x1="14.806cm" svg:y1="25.204cm" svg:x2="17.806cm" svg:y2="25.154cm">
          <text:p/>
        </draw:line>
        <draw:line draw:style-name="gr10" draw:text-style-name="P2" draw:layer="layout" svg:x1="14.806cm" svg:y1="25.154cm" svg:x2="14.756cm" svg:y2="22.104cm">
          <text:p/>
        </draw:line>
        <draw:frame draw:style-name="gr15" draw:text-style-name="P7" draw:layer="layout" svg:width="0.551cm" svg:height="0.47cm" svg:x="18.078cm" svg:y="24.863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draw:frame draw:style-name="gr15" draw:text-style-name="P7" draw:layer="layout" svg:width="0.551cm" svg:height="0.47cm" svg:x="14.478cm" svg:y="21.463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line draw:style-name="gr10" draw:text-style-name="P2" draw:layer="layout" svg:x1="14.806cm" svg:y1="16.304cm" svg:x2="17.806cm" svg:y2="16.254cm">
          <text:p/>
        </draw:line>
        <draw:line draw:style-name="gr10" draw:text-style-name="P2" draw:layer="layout" svg:x1="14.806cm" svg:y1="16.254cm" svg:x2="14.756cm" svg:y2="13.204cm">
          <text:p/>
        </draw:line>
        <draw:frame draw:style-name="gr15" draw:text-style-name="P7" draw:layer="layout" svg:width="0.551cm" svg:height="0.47cm" svg:x="18.078cm" svg:y="15.963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5" draw:text-style-name="P7" draw:layer="layout" svg:width="0.551cm" svg:height="0.47cm" svg:x="13.478cm" svg:y="14.263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5" draw:text-style-name="P7" draw:layer="layout" svg:width="0.551cm" svg:height="0.47cm" svg:x="14.479cm" svg:y="17.563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custom-shape draw:style-name="gr25" draw:text-style-name="P7" draw:layer="layout" svg:width="9.75cm" svg:height="4.4cm" svg:x="5.25cm" svg:y="1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2" draw:layer="layout" svg:x1="11.55cm" svg:y1="5.7cm" svg:x2="11.55cm" svg:y2="1.45cm">
          <text:p/>
        </draw:line>
        <draw:line draw:style-name="gr3" draw:text-style-name="P2" draw:layer="layout" svg:x1="8.1cm" svg:y1="5.8cm" svg:x2="8.1cm" svg:y2="1.3cm">
          <text:p/>
        </draw:line>
      </draw:page>
      <draw:page draw:name="page8" draw:style-name="dp1" draw:master-page-name="Default">
        <draw:frame draw:style-name="gr8" draw:text-style-name="P2" draw:layer="layout" svg:width="17.444cm" svg:height="25.939cm" svg:x="2.053cm" svg:y="0.993cm">
          <draw:image xlink:href="Pictures/10000001000002FE00000473420A7E4B433C833D.png" xlink:type="simple" xlink:show="embed" xlink:actuate="onLoad" draw:mime-type="image/png">
            <text:p/>
          </draw:image>
        </draw:frame>
      </draw:page>
      <draw:page draw:name="page9" draw:style-name="dp1" draw:master-page-name="Default">
        <draw:custom-shape draw:style-name="gr25" draw:text-style-name="P7" draw:layer="layout" svg:width="9.75cm" svg:height="4.4cm" svg:x="5.251cm" svg:y="1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2" draw:layer="layout" svg:x1="11.551cm" svg:y1="5.7cm" svg:x2="11.551cm" svg:y2="1.45cm">
          <text:p/>
        </draw:line>
        <draw:line draw:style-name="gr3" draw:text-style-name="P2" draw:layer="layout" svg:x1="8.101cm" svg:y1="5.8cm" svg:x2="8.101cm" svg:y2="1.3cm">
          <text:p/>
        </draw:line>
        <draw:line draw:style-name="gr10" draw:text-style-name="P2" draw:layer="layout" svg:x1="2.506cm" svg:y1="11.704cm" svg:x2="5.506cm" svg:y2="11.654cm">
          <text:p/>
        </draw:line>
        <draw:line draw:style-name="gr10" draw:text-style-name="P2" draw:layer="layout" svg:x1="2.506cm" svg:y1="11.654cm" svg:x2="2.456cm" svg:y2="8.604cm">
          <text:p/>
        </draw:line>
        <draw:frame draw:style-name="gr15" draw:text-style-name="P7" draw:layer="layout" svg:width="0.551cm" svg:height="0.47cm" svg:x="5.778cm" svg:y="11.363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5" draw:text-style-name="P7" draw:layer="layout" svg:width="0.551cm" svg:height="0.47cm" svg:x="2.178cm" svg:y="7.963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</draw:page>
      <draw:page draw:name="page10" draw:style-name="dp1" draw:master-page-name="Default">
        <draw:custom-shape draw:style-name="gr25" draw:text-style-name="P7" draw:layer="layout" svg:width="9.75cm" svg:height="4.4cm" svg:x="5.352cm" svg:y="1.35cm">
          <text:p/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3" draw:text-style-name="P2" draw:layer="layout" svg:x1="11.652cm" svg:y1="5.7cm" svg:x2="11.652cm" svg:y2="1.45cm">
          <text:p/>
        </draw:line>
        <draw:line draw:style-name="gr3" draw:text-style-name="P2" draw:layer="layout" svg:x1="8.202cm" svg:y1="5.8cm" svg:x2="8.202cm" svg:y2="1.3cm">
          <text:p/>
        </draw:line>
      </draw:page>
      <draw:page draw:name="page11" draw:style-name="dp1" draw:master-page-name="Default">
        <draw:frame draw:style-name="gr26" draw:text-style-name="P7" draw:layer="layout" svg:width="18.53cm" svg:height="25.939cm" svg:x="1.75cm" svg:y="1.811cm">
          <draw:image xlink:href="Pictures/10000001000003280000046BA2C5DA0A117A897F.png" xlink:type="simple" xlink:show="embed" xlink:actuate="onLoad" draw:mime-type="image/png">
            <text:p/>
          </draw:image>
        </draw:frame>
      </draw:page>
      <draw:page draw:name="page12" draw:style-name="dp1" draw:master-page-name="Default">
        <draw:frame draw:style-name="gr8" draw:text-style-name="P2" draw:layer="layout" svg:width="19.102cm" svg:height="25.939cm" svg:x="1.224cm" svg:y="0.993cm">
          <draw:image xlink:href="Pictures/10000001000003060000041B94A71C9B93337C64.png" xlink:type="simple" xlink:show="embed" xlink:actuate="onLoad" draw:mime-type="image/png">
            <text:p/>
          </draw:image>
        </draw:frame>
      </draw:page>
      <draw:page draw:name="page13" draw:style-name="dp1" draw:master-page-name="Default"/>
      <draw:page draw:name="page14" draw:style-name="dp1" draw:master-page-name="Default">
        <draw:frame draw:style-name="gr8" draw:text-style-name="P2" draw:layer="layout" svg:width="18.654cm" svg:height="25.939cm" svg:x="1.448cm" svg:y="0.993cm">
          <draw:image xlink:href="Pictures/100000010000033100000470706D84B048A04A90.png" xlink:type="simple" xlink:show="embed" xlink:actuate="onLoad" draw:mime-type="image/png">
            <text:p/>
          </draw:image>
        </draw:frame>
      </draw:page>
      <draw:page draw:name="page15" draw:style-name="dp1" draw:master-page-name="Default"/>
      <draw:page draw:name="page16" draw:style-name="dp1" draw:master-page-name="Default">
        <draw:frame draw:style-name="gr8" draw:text-style-name="P2" draw:layer="layout" svg:width="18.53cm" svg:height="25.939cm" svg:x="1.51cm" svg:y="0.993cm">
          <draw:image xlink:href="Pictures/10000001000003280000046B0F25E34C4F689FF2.png" xlink:type="simple" xlink:show="embed" xlink:actuate="onLoad" draw:mime-type="image/png">
            <text:p/>
          </draw:image>
        </draw:frame>
      </draw:page>
      <draw:page draw:name="page17" draw:style-name="dp1" draw:master-page-name="Default">
        <draw:frame draw:style-name="gr8" draw:text-style-name="P2" draw:layer="layout" svg:width="11.524cm" svg:height="25.939cm" svg:x="5.013cm" svg:y="3.916cm">
          <draw:image xlink:href="Pictures/100000010000032E000007282BE1AD12DD17F106.png" xlink:type="simple" xlink:show="embed" xlink:actuate="onLoad" draw:mime-type="image/png">
            <text:p/>
          </draw:image>
        </draw:frame>
      </draw:page>
      <draw:page draw:name="page18" draw:style-name="dp1" draw:master-page-name="Default">
        <draw:frame draw:style-name="gr8" draw:text-style-name="P2" draw:layer="layout" svg:width="17.299cm" svg:height="25.939cm" svg:x="1.925cm" svg:y="1.287cm">
          <draw:image xlink:href="Pictures/10000001000002EF000004669F1A8499186643AA.png" xlink:type="simple" xlink:show="embed" xlink:actuate="onLoad" draw:mime-type="image/png">
            <text:p/>
          </draw:image>
        </draw:frame>
      </draw:page>
      <draw:page draw:name="page19" draw:style-name="dp1" draw:master-page-name="Default">
        <draw:line draw:style-name="gr27" draw:text-style-name="P2" draw:layer="layout" svg:x1="6.081cm" svg:y1="16.875cm" svg:x2="17.511cm" svg:y2="16.875cm">
          <text:p/>
        </draw:line>
        <draw:line draw:style-name="gr28" draw:text-style-name="P2" draw:layer="layout" svg:x1="6.081cm" svg:y1="16.875cm" svg:x2="6.081cm" svg:y2="6.08cm">
          <text:p/>
        </draw:line>
        <draw:line draw:style-name="gr2" draw:text-style-name="P2" draw:layer="layout" svg:x1="6.081cm" svg:y1="7.667cm" svg:x2="16.558cm" svg:y2="16.875cm">
          <text:p/>
        </draw:line>
        <draw:frame draw:style-name="gr29" draw:text-style-name="P5" draw:layer="layout" svg:width="2.217cm" svg:height="0.962cm" svg:x="15.853cm" svg:y="11.562cm">
          <draw:text-box>
            <text:p>S=GK</text:p>
          </draw:text-box>
        </draw:frame>
        <draw:frame draw:style-name="gr30" draw:text-style-name="P5" draw:layer="layout" svg:width="1.205cm" svg:height="1.673cm" svg:x="4.493cm" svg:y="7.35cm">
          <draw:text-box>
            <text:p/>
            <text:p/>
          </draw:text-box>
        </draw:frame>
        <draw:frame draw:style-name="gr20" draw:text-style-name="P5" draw:layer="layout" svg:width="0.925cm" svg:height="0.962cm" svg:x="18.146cm" svg:y="16.864cm">
          <draw:text-box>
            <text:p>X</text:p>
          </draw:text-box>
        </draw:frame>
        <draw:frame draw:style-name="gr20" draw:text-style-name="P5" draw:layer="layout" svg:width="0.925cm" svg:height="0.962cm" svg:x="4.811cm" svg:y="5.445cm">
          <draw:text-box>
            <text:p>P</text:p>
          </draw:text-box>
        </draw:frame>
        <draw:frame draw:style-name="gr31" draw:text-style-name="P5" draw:layer="layout" svg:width="1.907cm" svg:height="0.962cm" svg:x="3.858cm" svg:y="7.35cm">
          <draw:text-box>
            <text:p>5000</text:p>
          </draw:text-box>
        </draw:frame>
        <draw:frame draw:style-name="gr31" draw:text-style-name="P5" draw:layer="layout" svg:width="1.907cm" svg:height="0.962cm" svg:x="16.241cm" svg:y="17.827cm">
          <draw:text-box>
            <text:p>2500</text:p>
          </draw:text-box>
        </draw:frame>
        <draw:frame draw:style-name="gr20" draw:text-style-name="P5" draw:layer="layout" svg:width="0.925cm" svg:height="0.962cm" svg:x="16.876cm" svg:y="15.287cm">
          <draw:text-box>
            <text:p>E</text:p>
          </draw:text-box>
        </draw:frame>
        <draw:line draw:style-name="gr2" draw:text-style-name="P2" draw:layer="layout" svg:x1="6.082cm" svg:y1="7.667cm" svg:x2="16.559cm" svg:y2="16.875cm">
          <text:p/>
        </draw:line>
        <draw:line draw:style-name="gr2" draw:text-style-name="P2" draw:layer="layout" svg:x1="6.081cm" svg:y1="7.758cm" svg:x2="11.476cm" svg:y2="16.866cm">
          <text:p/>
        </draw:line>
        <draw:frame draw:style-name="gr31" draw:text-style-name="P5" draw:layer="layout" svg:width="1.907cm" svg:height="0.962cm" svg:x="11.559cm" svg:y="17.518cm">
          <draw:text-box>
            <text:p>1250</text:p>
          </draw:text-box>
        </draw:frame>
        <draw:frame draw:style-name="gr32" draw:text-style-name="P5" draw:layer="layout" svg:width="1.556cm" svg:height="0.962cm" svg:x="7.938cm" svg:y="17.21cm">
          <draw:text-box>
            <text:p>500</text:p>
          </draw:text-box>
        </draw:frame>
        <draw:frame draw:style-name="gr31" draw:text-style-name="P5" draw:layer="layout" svg:width="1.907cm" svg:height="0.962cm" svg:x="3.776cm" svg:y="9.36cm">
          <draw:text-box>
            <text:p>4000</text:p>
          </draw:text-box>
        </draw:frame>
        <draw:line draw:style-name="gr33" draw:text-style-name="P2" draw:layer="layout" svg:x1="6.081cm" svg:y1="10.007cm" svg:x2="8.938cm" svg:y2="10.007cm">
          <text:p/>
        </draw:line>
        <draw:line draw:style-name="gr2" draw:text-style-name="P2" draw:layer="layout" svg:x1="5.988cm" svg:y1="11.93cm" svg:x2="15.606cm" svg:y2="12.065cm">
          <text:p/>
        </draw:line>
        <draw:frame draw:style-name="gr31" draw:text-style-name="P5" draw:layer="layout" svg:width="1.907cm" svg:height="0.962cm" svg:x="3.776cm" svg:y="11.347cm">
          <draw:text-box>
            <text:p>3000</text:p>
          </draw:text-box>
        </draw:frame>
        <draw:frame draw:style-name="gr34" draw:text-style-name="P5" draw:layer="layout" svg:width="1.175cm" svg:height="0.962cm" svg:x="11.413cm" svg:y="15.922cm">
          <draw:text-box>
            <text:p>GI</text:p>
          </draw:text-box>
        </draw:frame>
        <draw:frame draw:style-name="gr35" draw:text-style-name="P5" draw:layer="layout" svg:width="1.421cm" svg:height="0.962cm" svg:x="6.416cm" svg:y="8.99cm">
          <draw:text-box>
            <text:p>KO</text:p>
          </draw:text-box>
        </draw:frame>
        <draw:frame draw:style-name="gr36" draw:text-style-name="P5" draw:layer="layout" svg:width="1.383cm" svg:height="0.962cm" svg:x="9.008cm" svg:y="11.012cm">
          <draw:text-box>
            <text:p>DV</text:p>
          </draw:text-box>
        </draw:frame>
        <draw:frame draw:style-name="gr37" draw:text-style-name="P5" draw:layer="layout" svg:width="2.123cm" svg:height="0.962cm" svg:x="6.533cm" svg:y="10.795cm">
          <draw:text-box>
            <text:p>PO</text:p>
          </draw:text-box>
        </draw:frame>
        <draw:frame draw:style-name="gr38" draw:text-style-name="P5" draw:layer="layout" svg:width="1.907cm" svg:height="1.28cm" svg:x="9.981cm" svg:y="17.495cm">
          <draw:text-box>
            <text:p>1000</text:p>
          </draw:text-box>
        </draw:frame>
        <draw:line draw:style-name="gr39" draw:text-style-name="P2" draw:layer="layout" svg:x1="8.738cm" svg:y1="16.875cm" svg:x2="8.738cm" svg:y2="9.89cm">
          <text:p/>
        </draw:line>
        <draw:line draw:style-name="gr39" draw:text-style-name="P2" draw:layer="layout" svg:x1="9.738cm" svg:y1="16.876cm" svg:x2="9.573cm" svg:y2="10.525cm">
          <text:p/>
        </draw:line>
        <draw:line draw:style-name="gr33" draw:text-style-name="P2" draw:layer="layout" svg:x1="6.082cm" svg:y1="10.507cm" svg:x2="9.573cm" svg:y2="10.525cm">
          <text:p/>
        </draw:line>
        <draw:frame draw:style-name="gr31" draw:text-style-name="P5" draw:layer="layout" svg:width="1.907cm" svg:height="0.962cm" svg:x="4.176cm" svg:y="10.525cm">
          <draw:text-box>
            <text:p>3800</text:p>
          </draw:text-box>
        </draw:frame>
        <draw:frame draw:style-name="gr32" draw:text-style-name="P5" draw:layer="layout" svg:width="1.556cm" svg:height="0.962cm" svg:x="9.256cm" svg:y="17.192cm">
          <draw:text-box>
            <text:p>600</text:p>
          </draw:text-box>
        </draw:frame>
        <draw:custom-shape draw:style-name="gr40" draw:text-style-name="P7" draw:layer="layout" svg:width="0.635cm" svg:height="0.635cm" svg:x="8.4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7" draw:layer="layout" svg:width="0.635cm" svg:height="0.635cm" svg:x="10.801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0" draw:style-name="dp1" draw:master-page-name="Default">
        <draw:frame draw:style-name="gr8" draw:text-style-name="P2" draw:layer="layout" svg:width="18.152cm" svg:height="25.939cm" svg:x="0.848cm" svg:y="0.5cm">
          <draw:image xlink:href="Pictures/10000001000003300000048EA714E75B59DCD5C5.png" xlink:type="simple" xlink:show="embed" xlink:actuate="onLoad" draw:mime-type="image/png">
            <text:p/>
          </draw:image>
        </draw:frame>
      </draw:page>
      <draw:page draw:name="page21" draw:style-name="dp1" draw:master-page-name="Default">
        <draw:frame draw:style-name="gr8" draw:text-style-name="P2" draw:layer="layout" svg:width="18.152cm" svg:height="25.939cm" svg:x="1.699cm" svg:y="2.682cm">
          <draw:image xlink:href="Pictures/10000001000003300000048EE3E78D46B46E8064.png" xlink:type="simple" xlink:show="embed" xlink:actuate="onLoad" draw:mime-type="image/png">
            <text:p/>
          </draw:image>
        </draw:frame>
      </draw:page>
      <draw:page draw:name="page22" draw:style-name="dp1" draw:master-page-name="Default">
        <draw:frame draw:style-name="gr8" draw:text-style-name="P2" draw:layer="layout" svg:width="18.571cm" svg:height="25.939cm" svg:x="1.489cm" svg:y="1.758cm">
          <draw:image xlink:href="Pictures/10000001000003400000048AF2F68E92A00D0075.png" xlink:type="simple" xlink:show="embed" xlink:actuate="onLoad" draw:mime-type="image/png">
            <text:p/>
          </draw:image>
        </draw:frame>
      </draw:page>
      <draw:page draw:name="page23" draw:style-name="dp1" draw:master-page-name="Default">
        <draw:frame draw:style-name="gr8" draw:text-style-name="P2" draw:layer="layout" svg:width="16.403cm" svg:height="21.351cm" svg:x="2.573cm" svg:y="4.052cm">
          <draw:image xlink:href="Pictures/100000010000026C000003274645ABCEC7D94FC8.png" xlink:type="simple" xlink:show="embed" xlink:actuate="onLoad" draw:mime-type="image/png">
            <text:p/>
          </draw:image>
        </draw:frame>
      </draw:page>
      <draw:page draw:name="page24" draw:style-name="dp1" draw:master-page-name="Default">
        <draw:frame draw:style-name="gr8" draw:text-style-name="P2" draw:layer="layout" svg:width="5.582cm" svg:height="3.888cm" svg:x="7.984cm" svg:y="12.784cm">
          <draw:image xlink:href="Pictures/10000001000000D300000093447DCEE0AE248A4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Long_20_Dash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08-19T11:10:08.802002200</dc:date>
    <meta:editing-duration>PT2H30M8S</meta:editing-duration>
    <meta:editing-cycles>33</meta:editing-cycles>
    <meta:generator>LibreOffice/7.3.3.2$Linux_X86_64 LibreOffice_project/30$Build-2</meta:generator>
    <meta:document-statistic meta:object-count="285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i>P</mi>
    <annotation encoding="StarMath 5.0">P</annotation>
  </semantics>
</math>
</file>

<file path=Object 100/content.xml><?xml version="1.0" encoding="utf-8"?>
<math xmlns="http://www.w3.org/1998/Math/MathML" display="block">
  <semantics>
    <mi>K</mi>
    <annotation encoding="StarMath 5.0">K</annotation>
  </semantics>
</math>
</file>

<file path=Object 101/content.xml><?xml version="1.0" encoding="utf-8"?>
<math xmlns="http://www.w3.org/1998/Math/MathML" display="block">
  <semantics>
    <mi>N</mi>
    <annotation encoding="StarMath 5.0">N</annotation>
  </semantics>
</math>
</file>

<file path=Object 102/content.xml><?xml version="1.0" encoding="utf-8"?>
<math xmlns="http://www.w3.org/1998/Math/MathML" display="block">
  <semantics>
    <mi>K</mi>
    <annotation encoding="StarMath 5.0">K</annotation>
  </semantics>
</math>
</file>

<file path=Object 103/content.xml><?xml version="1.0" encoding="utf-8"?>
<math xmlns="http://www.w3.org/1998/Math/MathML" display="block">
  <semantics>
    <mi>N</mi>
    <annotation encoding="StarMath 5.0">N</annotation>
  </semantics>
</math>
</file>

<file path=Object 104/content.xml><?xml version="1.0" encoding="utf-8"?>
<math xmlns="http://www.w3.org/1998/Math/MathML" display="block">
  <semantics>
    <mi>N</mi>
    <annotation encoding="StarMath 5.0">N</annotation>
  </semantics>
</math>
</file>

<file path=Object 11/content.xml><?xml version="1.0" encoding="utf-8"?>
<math xmlns="http://www.w3.org/1998/Math/MathML" display="block">
  <semantics>
    <mi>x</mi>
    <annotation encoding="StarMath 5.0">x</annotation>
  </semantics>
</math>
</file>

<file path=Object 12/content.xml><?xml version="1.0" encoding="utf-8"?>
<math xmlns="http://www.w3.org/1998/Math/MathML" display="block">
  <semantics>
    <mi>P</mi>
    <annotation encoding="StarMath 5.0">P</annotation>
  </semantics>
</math>
</file>

<file path=Object 13/content.xml><?xml version="1.0" encoding="utf-8"?>
<math xmlns="http://www.w3.org/1998/Math/MathML" display="block">
  <semantics>
    <mi>x</mi>
    <annotation encoding="StarMath 5.0">x</annotation>
  </semantics>
</math>
</file>

<file path=Object 14/content.xml><?xml version="1.0" encoding="utf-8"?>
<math xmlns="http://www.w3.org/1998/Math/MathML" display="block">
  <semantics>
    <mi>P</mi>
    <annotation encoding="StarMath 5.0">P</annotation>
  </semantics>
</math>
</file>

<file path=Object 15/content.xml><?xml version="1.0" encoding="utf-8"?>
<math xmlns="http://www.w3.org/1998/Math/MathML" display="block">
  <semantics>
    <mi>x</mi>
    <annotation encoding="StarMath 5.0">x</annotation>
  </semantics>
</math>
</file>

<file path=Object 16/content.xml><?xml version="1.0" encoding="utf-8"?>
<math xmlns="http://www.w3.org/1998/Math/MathML" display="block">
  <semantics>
    <mi>P</mi>
    <annotation encoding="StarMath 5.0">P</annotation>
  </semantics>
</math>
</file>

<file path=Object 17/content.xml><?xml version="1.0" encoding="utf-8"?>
<math xmlns="http://www.w3.org/1998/Math/MathML" display="block">
  <semantics>
    <mi>x</mi>
    <annotation encoding="StarMath 5.0">x</annotation>
  </semantics>
</math>
</file>

<file path=Object 18/content.xml><?xml version="1.0" encoding="utf-8"?>
<math xmlns="http://www.w3.org/1998/Math/MathML" display="block">
  <semantics>
    <mi>P</mi>
    <annotation encoding="StarMath 5.0">P</annotation>
  </semantics>
</math>
</file>

<file path=Object 19/content.xml><?xml version="1.0" encoding="utf-8"?>
<math xmlns="http://www.w3.org/1998/Math/MathML" display="block">
  <semantics>
    <mi>x</mi>
    <annotation encoding="StarMath 5.0">x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i>P</mi>
    <annotation encoding="StarMath 5.0">P</annotation>
  </semantics>
</math>
</file>

<file path=Object 21/content.xml><?xml version="1.0" encoding="utf-8"?>
<math xmlns="http://www.w3.org/1998/Math/MathML" display="block">
  <semantics>
    <mi>x</mi>
    <annotation encoding="StarMath 5.0">x</annotation>
  </semantics>
</math>
</file>

<file path=Object 22/content.xml><?xml version="1.0" encoding="utf-8"?>
<math xmlns="http://www.w3.org/1998/Math/MathML" display="block">
  <semantics>
    <mi>P</mi>
    <annotation encoding="StarMath 5.0">P</annotation>
  </semantics>
</math>
</file>

<file path=Object 23/content.xml><?xml version="1.0" encoding="utf-8"?>
<math xmlns="http://www.w3.org/1998/Math/MathML" display="block">
  <semantics>
    <mi>x</mi>
    <annotation encoding="StarMath 5.0">x</annotation>
  </semantics>
</math>
</file>

<file path=Object 24/content.xml><?xml version="1.0" encoding="utf-8"?>
<math xmlns="http://www.w3.org/1998/Math/MathML" display="block">
  <semantics>
    <mi>P</mi>
    <annotation encoding="StarMath 5.0">P</annotation>
  </semantics>
</math>
</file>

<file path=Object 25/content.xml><?xml version="1.0" encoding="utf-8"?>
<math xmlns="http://www.w3.org/1998/Math/MathML" display="block">
  <semantics>
    <mi>x</mi>
    <annotation encoding="StarMath 5.0">x</annotation>
  </semantics>
</math>
</file>

<file path=Object 26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27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8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29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30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3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32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33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34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35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36/content.xml><?xml version="1.0" encoding="utf-8"?>
<math xmlns="http://www.w3.org/1998/Math/MathML" display="block">
  <semantics>
    <msub>
      <mi>p</mi>
      <mn>1</mn>
    </msub>
    <annotation encoding="StarMath 5.0">p_1	</annotation>
  </semantics>
</math>
</file>

<file path=Object 37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3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3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0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41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42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43/content.xml><?xml version="1.0" encoding="utf-8"?>
<math xmlns="http://www.w3.org/1998/Math/MathML" display="block">
  <semantics>
    <msub>
      <mi>p</mi>
      <mn>0</mn>
    </msub>
    <annotation encoding="StarMath 5.0">p_0</annotation>
  </semantics>
</math>
</file>

<file path=Object 45/content.xml><?xml version="1.0" encoding="utf-8"?>
<math xmlns="http://www.w3.org/1998/Math/MathML" display="block">
  <semantics>
    <mi>K</mi>
    <annotation encoding="StarMath 5.0">K</annotation>
  </semantics>
</math>
</file>

<file path=Object 46/content.xml><?xml version="1.0" encoding="utf-8"?>
<math xmlns="http://www.w3.org/1998/Math/MathML" display="block">
  <semantics>
    <mi>N</mi>
    <annotation encoding="StarMath 5.0">N</annotation>
  </semantics>
</math>
</file>

<file path=Object 5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i>x</mi>
    <annotation encoding="StarMath 5.0">x</annotation>
  </semantics>
</math>
</file>

<file path=Object 7/content.xml><?xml version="1.0" encoding="utf-8"?>
<math xmlns="http://www.w3.org/1998/Math/MathML" display="block">
  <semantics>
    <mi>x</mi>
    <annotation encoding="StarMath 5.0">x</annotation>
  </semantics>
</math>
</file>

<file path=Object 8/content.xml><?xml version="1.0" encoding="utf-8"?>
<math xmlns="http://www.w3.org/1998/Math/MathML" display="block">
  <semantics>
    <mi>P</mi>
    <annotation encoding="StarMath 5.0">P</annotation>
  </semantics>
</math>
</file>

<file path=Object 83/content.xml><?xml version="1.0" encoding="utf-8"?>
<math xmlns="http://www.w3.org/1998/Math/MathML" display="block">
  <semantics>
    <mi>K</mi>
    <annotation encoding="StarMath 5.0">K</annotation>
  </semantics>
</math>
</file>

<file path=Object 84/content.xml><?xml version="1.0" encoding="utf-8"?>
<math xmlns="http://www.w3.org/1998/Math/MathML" display="block">
  <semantics>
    <mi>K</mi>
    <annotation encoding="StarMath 5.0">K</annotation>
  </semantics>
</math>
</file>

<file path=Object 85/content.xml><?xml version="1.0" encoding="utf-8"?>
<math xmlns="http://www.w3.org/1998/Math/MathML" display="block">
  <semantics>
    <mi>N</mi>
    <annotation encoding="StarMath 5.0">N</annotation>
  </semantics>
</math>
</file>

<file path=Object 86/content.xml><?xml version="1.0" encoding="utf-8"?>
<math xmlns="http://www.w3.org/1998/Math/MathML" display="block">
  <semantics>
    <mi>N</mi>
    <annotation encoding="StarMath 5.0">N</annotation>
  </semantics>
</math>
</file>

<file path=Object 87/content.xml><?xml version="1.0" encoding="utf-8"?>
<math xmlns="http://www.w3.org/1998/Math/MathML" display="block">
  <semantics>
    <mi>K</mi>
    <annotation encoding="StarMath 5.0">K</annotation>
  </semantics>
</math>
</file>

<file path=Object 88/content.xml><?xml version="1.0" encoding="utf-8"?>
<math xmlns="http://www.w3.org/1998/Math/MathML" display="block">
  <semantics>
    <mi>N</mi>
    <annotation encoding="StarMath 5.0">N</annotation>
  </semantics>
</math>
</file>

<file path=Object 89/content.xml><?xml version="1.0" encoding="utf-8"?>
<math xmlns="http://www.w3.org/1998/Math/MathML" display="block">
  <semantics>
    <mi>K</mi>
    <annotation encoding="StarMath 5.0">K</annotation>
  </semantics>
</math>
</file>

<file path=Object 9/content.xml><?xml version="1.0" encoding="utf-8"?>
<math xmlns="http://www.w3.org/1998/Math/MathML" display="block">
  <semantics>
    <mi>x</mi>
    <annotation encoding="StarMath 5.0">x</annotation>
  </semantics>
</math>
</file>

<file path=Object 90/content.xml><?xml version="1.0" encoding="utf-8"?>
<math xmlns="http://www.w3.org/1998/Math/MathML" display="block">
  <semantics>
    <mi>N</mi>
    <annotation encoding="StarMath 5.0">N</annotation>
  </semantics>
</math>
</file>

<file path=Object 91/content.xml><?xml version="1.0" encoding="utf-8"?>
<math xmlns="http://www.w3.org/1998/Math/MathML" display="block">
  <semantics>
    <mi>K</mi>
    <annotation encoding="StarMath 5.0">K</annotation>
  </semantics>
</math>
</file>

<file path=Object 92/content.xml><?xml version="1.0" encoding="utf-8"?>
<math xmlns="http://www.w3.org/1998/Math/MathML" display="block">
  <semantics>
    <mi>N</mi>
    <annotation encoding="StarMath 5.0">N</annotation>
  </semantics>
</math>
</file>

<file path=Object 93/content.xml><?xml version="1.0" encoding="utf-8"?>
<math xmlns="http://www.w3.org/1998/Math/MathML" display="block">
  <semantics>
    <mi>K</mi>
    <annotation encoding="StarMath 5.0">K</annotation>
  </semantics>
</math>
</file>

<file path=Object 94/content.xml><?xml version="1.0" encoding="utf-8"?>
<math xmlns="http://www.w3.org/1998/Math/MathML" display="block">
  <semantics>
    <mi>N</mi>
    <annotation encoding="StarMath 5.0">N</annotation>
  </semantics>
</math>
</file>

<file path=Object 95/content.xml><?xml version="1.0" encoding="utf-8"?>
<math xmlns="http://www.w3.org/1998/Math/MathML" display="block">
  <semantics>
    <mi>K</mi>
    <annotation encoding="StarMath 5.0">K</annotation>
  </semantics>
</math>
</file>

<file path=Object 96/content.xml><?xml version="1.0" encoding="utf-8"?>
<math xmlns="http://www.w3.org/1998/Math/MathML" display="block">
  <semantics>
    <mi>N</mi>
    <annotation encoding="StarMath 5.0">N</annotation>
  </semantics>
</math>
</file>

<file path=Object 97/content.xml><?xml version="1.0" encoding="utf-8"?>
<math xmlns="http://www.w3.org/1998/Math/MathML" display="block">
  <semantics>
    <mi>N</mi>
    <annotation encoding="StarMath 5.0">N</annotation>
  </semantics>
</math>
</file>

<file path=Object 98/content.xml><?xml version="1.0" encoding="utf-8"?>
<math xmlns="http://www.w3.org/1998/Math/MathML" display="block">
  <semantics>
    <mi>K</mi>
    <annotation encoding="StarMath 5.0">K</annotation>
  </semantics>
</math>
</file>

<file path=Object 99/content.xml><?xml version="1.0" encoding="utf-8"?>
<math xmlns="http://www.w3.org/1998/Math/MathML" display="block">
  <semantics>
    <mi>N</mi>
    <annotation encoding="StarMath 5.0">N</annotation>
  </semantics>
</math>
</file>